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99500" calcext:value-type="float">
            <text:p>499500</text:p>
          </table:table-cell>
          <table:table-cell office:value-type="float" office:value="246822" calcext:value-type="float">
            <text:p>246822</text:p>
          </table:table-cell>
          <table:table-cell table:number-columns-repeated="3"/>
        </table:table-row>
        <table:table-row table:style-name="ro1">
          <table:table-cell office:value-type="float" office:value="999000" calcext:value-type="float">
            <text:p>999000</text:p>
          </table:table-cell>
          <table:table-cell office:value-type="float" office:value="493644" calcext:value-type="float">
            <text:p>493644</text:p>
          </table:table-cell>
          <table:table-cell table:number-columns-repeated="3"/>
        </table:table-row>
        <table:table-row table:style-name="ro1">
          <table:table-cell office:value-type="float" office:value="1498500" calcext:value-type="float">
            <text:p>1498500</text:p>
          </table:table-cell>
          <table:table-cell office:value-type="float" office:value="740466" calcext:value-type="float">
            <text:p>740466</text:p>
          </table:table-cell>
          <table:table-cell table:number-columns-repeated="3"/>
        </table:table-row>
        <table:table-row table:style-name="ro1">
          <table:table-cell office:value-type="float" office:value="1998000" calcext:value-type="float">
            <text:p>1998000</text:p>
          </table:table-cell>
          <table:table-cell office:value-type="float" office:value="987288" calcext:value-type="float">
            <text:p>987288</text:p>
          </table:table-cell>
          <table:table-cell table:number-columns-repeated="3"/>
        </table:table-row>
        <table:table-row table:style-name="ro1">
          <table:table-cell office:value-type="float" office:value="2497500" calcext:value-type="float">
            <text:p>2497500</text:p>
          </table:table-cell>
          <table:table-cell office:value-type="float" office:value="1234110" calcext:value-type="float">
            <text:p>1234110</text:p>
          </table:table-cell>
          <table:table-cell table:number-columns-repeated="3"/>
        </table:table-row>
        <table:table-row table:style-name="ro1">
          <table:table-cell office:value-type="float" office:value="2997000" calcext:value-type="float">
            <text:p>2997000</text:p>
          </table:table-cell>
          <table:table-cell office:value-type="float" office:value="1480932" calcext:value-type="float">
            <text:p>1480932</text:p>
          </table:table-cell>
          <table:table-cell table:number-columns-repeated="3"/>
        </table:table-row>
        <table:table-row table:style-name="ro1">
          <table:table-cell office:value-type="float" office:value="3496500" calcext:value-type="float">
            <text:p>3496500</text:p>
          </table:table-cell>
          <table:table-cell office:value-type="float" office:value="1727754" calcext:value-type="float">
            <text:p>1727754</text:p>
          </table:table-cell>
          <table:table-cell table:number-columns-repeated="3"/>
        </table:table-row>
        <table:table-row table:style-name="ro1">
          <table:table-cell office:value-type="float" office:value="3996000" calcext:value-type="float">
            <text:p>3996000</text:p>
          </table:table-cell>
          <table:table-cell office:value-type="float" office:value="1974576" calcext:value-type="float">
            <text:p>1974576</text:p>
          </table:table-cell>
          <table:table-cell table:number-columns-repeated="3"/>
        </table:table-row>
        <table:table-row table:style-name="ro1">
          <table:table-cell office:value-type="float" office:value="4495500" calcext:value-type="float">
            <text:p>4495500</text:p>
          </table:table-cell>
          <table:table-cell office:value-type="float" office:value="2221398" calcext:value-type="float">
            <text:p>2221398</text:p>
          </table:table-cell>
          <table:table-cell table:number-columns-repeated="3"/>
        </table:table-row>
        <table:table-row table:style-name="ro1">
          <table:table-cell office:value-type="float" office:value="4995000" calcext:value-type="float">
            <text:p>4995000</text:p>
          </table:table-cell>
          <table:table-cell office:value-type="float" office:value="2468220" calcext:value-type="float">
            <text:p>2468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6994000" calcext:value-type="float">
            <text:p>6994000</text:p>
          </table:table-cell>
          <table:table-cell office:value-type="float" office:value="3466811" calcext:value-type="float">
            <text:p>3466811</text:p>
          </table:table-cell>
          <table:table-cell table:number-columns-repeated="3"/>
        </table:table-row>
        <table:table-row table:style-name="ro1">
          <table:table-cell office:value-type="float" office:value="8993000" calcext:value-type="float">
            <text:p>8993000</text:p>
          </table:table-cell>
          <table:table-cell office:value-type="float" office:value="4465402" calcext:value-type="float">
            <text:p>4465402</text:p>
          </table:table-cell>
          <table:table-cell table:number-columns-repeated="3"/>
        </table:table-row>
        <table:table-row table:style-name="ro1">
          <table:table-cell office:value-type="float" office:value="10992000" calcext:value-type="float">
            <text:p>10992000</text:p>
          </table:table-cell>
          <table:table-cell office:value-type="float" office:value="5463993" calcext:value-type="float">
            <text:p>5463993</text:p>
          </table:table-cell>
          <table:table-cell table:number-columns-repeated="3"/>
        </table:table-row>
        <table:table-row table:style-name="ro1">
          <table:table-cell office:value-type="float" office:value="12991000" calcext:value-type="float">
            <text:p>12991000</text:p>
          </table:table-cell>
          <table:table-cell office:value-type="float" office:value="6462584" calcext:value-type="float">
            <text:p>6462584</text:p>
          </table:table-cell>
          <table:table-cell table:number-columns-repeated="3"/>
        </table:table-row>
        <table:table-row table:style-name="ro1">
          <table:table-cell office:value-type="float" office:value="14990000" calcext:value-type="float">
            <text:p>14990000</text:p>
          </table:table-cell>
          <table:table-cell office:value-type="float" office:value="7461175" calcext:value-type="float">
            <text:p>7461175</text:p>
          </table:table-cell>
          <table:table-cell table:number-columns-repeated="3"/>
        </table:table-row>
        <table:table-row table:style-name="ro1">
          <table:table-cell office:value-type="float" office:value="16989000" calcext:value-type="float">
            <text:p>16989000</text:p>
          </table:table-cell>
          <table:table-cell office:value-type="float" office:value="8459766" calcext:value-type="float">
            <text:p>8459766</text:p>
          </table:table-cell>
          <table:table-cell table:number-columns-repeated="3"/>
        </table:table-row>
        <table:table-row table:style-name="ro1">
          <table:table-cell office:value-type="float" office:value="18988000" calcext:value-type="float">
            <text:p>18988000</text:p>
          </table:table-cell>
          <table:table-cell office:value-type="float" office:value="9458357" calcext:value-type="float">
            <text:p>9458357</text:p>
          </table:table-cell>
          <table:table-cell table:number-columns-repeated="3"/>
        </table:table-row>
        <table:table-row table:style-name="ro1">
          <table:table-cell office:value-type="float" office:value="20987000" calcext:value-type="float">
            <text:p>20987000</text:p>
          </table:table-cell>
          <table:table-cell office:value-type="float" office:value="10456948" calcext:value-type="float">
            <text:p>10456948</text:p>
          </table:table-cell>
          <table:table-cell table:number-columns-repeated="3"/>
        </table:table-row>
        <table:table-row table:style-name="ro1">
          <table:table-cell office:value-type="float" office:value="22986000" calcext:value-type="float">
            <text:p>22986000</text:p>
          </table:table-cell>
          <table:table-cell office:value-type="float" office:value="11455539" calcext:value-type="float">
            <text:p>11455539</text:p>
          </table:table-cell>
          <table:table-cell table:number-columns-repeated="3"/>
        </table:table-row>
        <table:table-row table:style-name="ro1">
          <table:table-cell office:value-type="float" office:value="24985000" calcext:value-type="float">
            <text:p>24985000</text:p>
          </table:table-cell>
          <table:table-cell office:value-type="float" office:value="12454130" calcext:value-type="float">
            <text:p>12454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9483500" calcext:value-type="float">
            <text:p>29483500</text:p>
          </table:table-cell>
          <table:table-cell office:value-type="float" office:value="14722650" calcext:value-type="float">
            <text:p>14722650</text:p>
          </table:table-cell>
          <table:table-cell table:number-columns-repeated="3"/>
        </table:table-row>
        <table:table-row table:style-name="ro1">
          <table:table-cell office:value-type="float" office:value="33982000" calcext:value-type="float">
            <text:p>33982000</text:p>
          </table:table-cell>
          <table:table-cell office:value-type="float" office:value="16991170" calcext:value-type="float">
            <text:p>16991170</text:p>
          </table:table-cell>
          <table:table-cell table:number-columns-repeated="3"/>
        </table:table-row>
        <table:table-row table:style-name="ro1">
          <table:table-cell office:value-type="float" office:value="38480500" calcext:value-type="float">
            <text:p>38480500</text:p>
          </table:table-cell>
          <table:table-cell office:value-type="float" office:value="19259690" calcext:value-type="float">
            <text:p>19259690</text:p>
          </table:table-cell>
          <table:table-cell table:number-columns-repeated="3"/>
        </table:table-row>
        <table:table-row table:style-name="ro1">
          <table:table-cell office:value-type="float" office:value="42979000" calcext:value-type="float">
            <text:p>42979000</text:p>
          </table:table-cell>
          <table:table-cell office:value-type="float" office:value="21506181" calcext:value-type="float">
            <text:p>21506181</text:p>
          </table:table-cell>
          <table:table-cell table:number-columns-repeated="3"/>
        </table:table-row>
        <table:table-row table:style-name="ro1">
          <table:table-cell office:value-type="float" office:value="47477500" calcext:value-type="float">
            <text:p>47477500</text:p>
          </table:table-cell>
          <table:table-cell office:value-type="float" office:value="23752672" calcext:value-type="float">
            <text:p>23752672</text:p>
          </table:table-cell>
          <table:table-cell table:number-columns-repeated="3"/>
        </table:table-row>
        <table:table-row table:style-name="ro1">
          <table:table-cell office:value-type="float" office:value="51976000" calcext:value-type="float">
            <text:p>51976000</text:p>
          </table:table-cell>
          <table:table-cell office:value-type="float" office:value="25999163" calcext:value-type="float">
            <text:p>25999163</text:p>
          </table:table-cell>
          <table:table-cell table:number-columns-repeated="3"/>
        </table:table-row>
        <table:table-row table:style-name="ro1">
          <table:table-cell office:value-type="float" office:value="56474500" calcext:value-type="float">
            <text:p>56474500</text:p>
          </table:table-cell>
          <table:table-cell office:value-type="float" office:value="28245654" calcext:value-type="float">
            <text:p>28245654</text:p>
          </table:table-cell>
          <table:table-cell table:number-columns-repeated="3"/>
        </table:table-row>
        <table:table-row table:style-name="ro1">
          <table:table-cell office:value-type="float" office:value="60973000" calcext:value-type="float">
            <text:p>60973000</text:p>
          </table:table-cell>
          <table:table-cell office:value-type="float" office:value="30492145" calcext:value-type="float">
            <text:p>30492145</text:p>
          </table:table-cell>
          <table:table-cell table:number-columns-repeated="3"/>
        </table:table-row>
        <table:table-row table:style-name="ro1">
          <table:table-cell office:value-type="float" office:value="65471500" calcext:value-type="float">
            <text:p>65471500</text:p>
          </table:table-cell>
          <table:table-cell office:value-type="float" office:value="32738636" calcext:value-type="float">
            <text:p>32738636</text:p>
          </table:table-cell>
          <table:table-cell table:number-columns-repeated="3"/>
        </table:table-row>
        <table:table-row table:style-name="ro1">
          <table:table-cell office:value-type="float" office:value="69970000" calcext:value-type="float">
            <text:p>69970000</text:p>
          </table:table-cell>
          <table:table-cell office:value-type="float" office:value="34985127" calcext:value-type="float">
            <text:p>34985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77968000" calcext:value-type="float">
            <text:p>77968000</text:p>
          </table:table-cell>
          <table:table-cell office:value-type="float" office:value="38920185" calcext:value-type="float">
            <text:p>38920185</text:p>
          </table:table-cell>
          <table:table-cell table:number-columns-repeated="3"/>
        </table:table-row>
        <table:table-row table:style-name="ro1">
          <table:table-cell office:value-type="float" office:value="85966000" calcext:value-type="float">
            <text:p>85966000</text:p>
          </table:table-cell>
          <table:table-cell office:value-type="float" office:value="42855243" calcext:value-type="float">
            <text:p>42855243</text:p>
          </table:table-cell>
          <table:table-cell table:number-columns-repeated="3"/>
        </table:table-row>
        <table:table-row table:style-name="ro1">
          <table:table-cell office:value-type="float" office:value="93964000" calcext:value-type="float">
            <text:p>93964000</text:p>
          </table:table-cell>
          <table:table-cell office:value-type="float" office:value="46790301" calcext:value-type="float">
            <text:p>46790301</text:p>
          </table:table-cell>
          <table:table-cell table:number-columns-repeated="3"/>
        </table:table-row>
        <table:table-row table:style-name="ro1">
          <table:table-cell office:value-type="float" office:value="101962000" calcext:value-type="float">
            <text:p>101962000</text:p>
          </table:table-cell>
          <table:table-cell office:value-type="float" office:value="50725359" calcext:value-type="float">
            <text:p>50725359</text:p>
          </table:table-cell>
          <table:table-cell table:number-columns-repeated="3"/>
        </table:table-row>
        <table:table-row table:style-name="ro1">
          <table:table-cell office:value-type="float" office:value="109960000" calcext:value-type="float">
            <text:p>109960000</text:p>
          </table:table-cell>
          <table:table-cell office:value-type="float" office:value="54660417" calcext:value-type="float">
            <text:p>54660417</text:p>
          </table:table-cell>
          <table:table-cell table:number-columns-repeated="3"/>
        </table:table-row>
        <table:table-row table:style-name="ro1">
          <table:table-cell office:value-type="float" office:value="117958000" calcext:value-type="float">
            <text:p>117958000</text:p>
          </table:table-cell>
          <table:table-cell office:value-type="float" office:value="58595475" calcext:value-type="float">
            <text:p>58595475</text:p>
          </table:table-cell>
          <table:table-cell table:number-columns-repeated="3"/>
        </table:table-row>
        <table:table-row table:style-name="ro1">
          <table:table-cell office:value-type="float" office:value="125956000" calcext:value-type="float">
            <text:p>125956000</text:p>
          </table:table-cell>
          <table:table-cell office:value-type="float" office:value="62530533" calcext:value-type="float">
            <text:p>62530533</text:p>
          </table:table-cell>
          <table:table-cell table:number-columns-repeated="3"/>
        </table:table-row>
        <table:table-row table:style-name="ro1">
          <table:table-cell office:value-type="float" office:value="133954000" calcext:value-type="float">
            <text:p>133954000</text:p>
          </table:table-cell>
          <table:table-cell office:value-type="float" office:value="66465591" calcext:value-type="float">
            <text:p>66465591</text:p>
          </table:table-cell>
          <table:table-cell table:number-columns-repeated="3"/>
        </table:table-row>
        <table:table-row table:style-name="ro1">
          <table:table-cell office:value-type="float" office:value="141952000" calcext:value-type="float">
            <text:p>141952000</text:p>
          </table:table-cell>
          <table:table-cell office:value-type="float" office:value="70400649" calcext:value-type="float">
            <text:p>70400649</text:p>
          </table:table-cell>
          <table:table-cell table:number-columns-repeated="3"/>
        </table:table-row>
        <table:table-row table:style-name="ro1">
          <table:table-cell office:value-type="float" office:value="149950000" calcext:value-type="float">
            <text:p>149950000</text:p>
          </table:table-cell>
          <table:table-cell office:value-type="float" office:value="74335707" calcext:value-type="float">
            <text:p>74335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62447500" calcext:value-type="float">
            <text:p>162447500</text:p>
          </table:table-cell>
          <table:table-cell office:value-type="float" office:value="80519879" calcext:value-type="float">
            <text:p>80519879</text:p>
          </table:table-cell>
          <table:table-cell table:number-columns-repeated="3"/>
        </table:table-row>
        <table:table-row table:style-name="ro1">
          <table:table-cell office:value-type="float" office:value="174945000" calcext:value-type="float">
            <text:p>174945000</text:p>
          </table:table-cell>
          <table:table-cell office:value-type="float" office:value="86704051" calcext:value-type="float">
            <text:p>86704051</text:p>
          </table:table-cell>
          <table:table-cell table:number-columns-repeated="3"/>
        </table:table-row>
        <table:table-row table:style-name="ro1">
          <table:table-cell office:value-type="float" office:value="187442500" calcext:value-type="float">
            <text:p>187442500</text:p>
          </table:table-cell>
          <table:table-cell office:value-type="float" office:value="92888223" calcext:value-type="float">
            <text:p>92888223</text:p>
          </table:table-cell>
          <table:table-cell table:number-columns-repeated="3"/>
        </table:table-row>
        <table:table-row table:style-name="ro1">
          <table:table-cell office:value-type="float" office:value="199940000" calcext:value-type="float">
            <text:p>199940000</text:p>
          </table:table-cell>
          <table:table-cell office:value-type="float" office:value="99072395" calcext:value-type="float">
            <text:p>99072395</text:p>
          </table:table-cell>
          <table:table-cell table:number-columns-repeated="3"/>
        </table:table-row>
        <table:table-row table:style-name="ro1">
          <table:table-cell office:value-type="float" office:value="212437500" calcext:value-type="float">
            <text:p>212437500</text:p>
          </table:table-cell>
          <table:table-cell office:value-type="float" office:value="105349212" calcext:value-type="float">
            <text:p>105349212</text:p>
          </table:table-cell>
          <table:table-cell table:number-columns-repeated="3"/>
        </table:table-row>
        <table:table-row table:style-name="ro1">
          <table:table-cell office:value-type="float" office:value="224935000" calcext:value-type="float">
            <text:p>224935000</text:p>
          </table:table-cell>
          <table:table-cell office:value-type="float" office:value="111626029" calcext:value-type="float">
            <text:p>111626029</text:p>
          </table:table-cell>
          <table:table-cell table:number-columns-repeated="3"/>
        </table:table-row>
        <table:table-row table:style-name="ro1">
          <table:table-cell office:value-type="float" office:value="237432500" calcext:value-type="float">
            <text:p>237432500</text:p>
          </table:table-cell>
          <table:table-cell office:value-type="float" office:value="117902846" calcext:value-type="float">
            <text:p>117902846</text:p>
          </table:table-cell>
          <table:table-cell table:number-columns-repeated="3"/>
        </table:table-row>
        <table:table-row table:style-name="ro1">
          <table:table-cell office:value-type="float" office:value="249930000" calcext:value-type="float">
            <text:p>249930000</text:p>
          </table:table-cell>
          <table:table-cell office:value-type="float" office:value="124179663" calcext:value-type="float">
            <text:p>124179663</text:p>
          </table:table-cell>
          <table:table-cell table:number-columns-repeated="3"/>
        </table:table-row>
        <table:table-row table:style-name="ro1">
          <table:table-cell office:value-type="float" office:value="262427500" calcext:value-type="float">
            <text:p>262427500</text:p>
          </table:table-cell>
          <table:table-cell office:value-type="float" office:value="130456480" calcext:value-type="float">
            <text:p>130456480</text:p>
          </table:table-cell>
          <table:table-cell table:number-columns-repeated="3"/>
        </table:table-row>
        <table:table-row table:style-name="ro1">
          <table:table-cell office:value-type="float" office:value="274925000" calcext:value-type="float">
            <text:p>274925000</text:p>
          </table:table-cell>
          <table:table-cell office:value-type="float" office:value="136733297" calcext:value-type="float">
            <text:p>136733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292922000" calcext:value-type="float">
            <text:p>292922000</text:p>
          </table:table-cell>
          <table:table-cell office:value-type="float" office:value="145713720" calcext:value-type="float">
            <text:p>145713720</text:p>
          </table:table-cell>
          <table:table-cell table:number-columns-repeated="3"/>
        </table:table-row>
        <table:table-row table:style-name="ro1">
          <table:table-cell office:value-type="float" office:value="310919000" calcext:value-type="float">
            <text:p>310919000</text:p>
          </table:table-cell>
          <table:table-cell office:value-type="float" office:value="154694143" calcext:value-type="float">
            <text:p>154694143</text:p>
          </table:table-cell>
          <table:table-cell table:number-columns-repeated="3"/>
        </table:table-row>
        <table:table-row table:style-name="ro1">
          <table:table-cell office:value-type="float" office:value="328916000" calcext:value-type="float">
            <text:p>328916000</text:p>
          </table:table-cell>
          <table:table-cell office:value-type="float" office:value="163674566" calcext:value-type="float">
            <text:p>163674566</text:p>
          </table:table-cell>
          <table:table-cell table:number-columns-repeated="3"/>
        </table:table-row>
        <table:table-row table:style-name="ro1">
          <table:table-cell office:value-type="float" office:value="346913000" calcext:value-type="float">
            <text:p>346913000</text:p>
          </table:table-cell>
          <table:table-cell office:value-type="float" office:value="172654989" calcext:value-type="float">
            <text:p>172654989</text:p>
          </table:table-cell>
          <table:table-cell table:number-columns-repeated="3"/>
        </table:table-row>
        <table:table-row table:style-name="ro1">
          <table:table-cell office:value-type="float" office:value="364910000" calcext:value-type="float">
            <text:p>364910000</text:p>
          </table:table-cell>
          <table:table-cell office:value-type="float" office:value="181576700" calcext:value-type="float">
            <text:p>181576700</text:p>
          </table:table-cell>
          <table:table-cell table:number-columns-repeated="3"/>
        </table:table-row>
        <table:table-row table:style-name="ro1">
          <table:table-cell office:value-type="float" office:value="382907000" calcext:value-type="float">
            <text:p>382907000</text:p>
          </table:table-cell>
          <table:table-cell office:value-type="float" office:value="190498411" calcext:value-type="float">
            <text:p>190498411</text:p>
          </table:table-cell>
          <table:table-cell table:number-columns-repeated="3"/>
        </table:table-row>
        <table:table-row table:style-name="ro1">
          <table:table-cell office:value-type="float" office:value="400904000" calcext:value-type="float">
            <text:p>400904000</text:p>
          </table:table-cell>
          <table:table-cell office:value-type="float" office:value="199420122" calcext:value-type="float">
            <text:p>199420122</text:p>
          </table:table-cell>
          <table:table-cell table:number-columns-repeated="3"/>
        </table:table-row>
        <table:table-row table:style-name="ro1">
          <table:table-cell office:value-type="float" office:value="418901000" calcext:value-type="float">
            <text:p>418901000</text:p>
          </table:table-cell>
          <table:table-cell office:value-type="float" office:value="208341833" calcext:value-type="float">
            <text:p>208341833</text:p>
          </table:table-cell>
          <table:table-cell table:number-columns-repeated="3"/>
        </table:table-row>
        <table:table-row table:style-name="ro1">
          <table:table-cell office:value-type="float" office:value="436898000" calcext:value-type="float">
            <text:p>436898000</text:p>
          </table:table-cell>
          <table:table-cell office:value-type="float" office:value="217263544" calcext:value-type="float">
            <text:p>217263544</text:p>
          </table:table-cell>
          <table:table-cell table:number-columns-repeated="3"/>
        </table:table-row>
        <table:table-row table:style-name="ro1">
          <table:table-cell office:value-type="float" office:value="454895000" calcext:value-type="float">
            <text:p>454895000</text:p>
          </table:table-cell>
          <table:table-cell office:value-type="float" office:value="226185255" calcext:value-type="float">
            <text:p>226185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479391500" calcext:value-type="float">
            <text:p>479391500</text:p>
          </table:table-cell>
          <table:table-cell office:value-type="float" office:value="238243175" calcext:value-type="float">
            <text:p>238243175</text:p>
          </table:table-cell>
          <table:table-cell table:number-columns-repeated="3"/>
        </table:table-row>
        <table:table-row table:style-name="ro1">
          <table:table-cell office:value-type="float" office:value="503888000" calcext:value-type="float">
            <text:p>503888000</text:p>
          </table:table-cell>
          <table:table-cell office:value-type="float" office:value="250326417" calcext:value-type="float">
            <text:p>250326417</text:p>
          </table:table-cell>
          <table:table-cell table:number-columns-repeated="3"/>
        </table:table-row>
        <table:table-row table:style-name="ro1">
          <table:table-cell office:value-type="float" office:value="528384500" calcext:value-type="float">
            <text:p>528384500</text:p>
          </table:table-cell>
          <table:table-cell office:value-type="float" office:value="262409659" calcext:value-type="float">
            <text:p>262409659</text:p>
          </table:table-cell>
          <table:table-cell table:number-columns-repeated="3"/>
        </table:table-row>
        <table:table-row table:style-name="ro1">
          <table:table-cell office:value-type="float" office:value="552881000" calcext:value-type="float">
            <text:p>552881000</text:p>
          </table:table-cell>
          <table:table-cell office:value-type="float" office:value="274492901" calcext:value-type="float">
            <text:p>274492901</text:p>
          </table:table-cell>
          <table:table-cell table:number-columns-repeated="3"/>
        </table:table-row>
        <table:table-row table:style-name="ro1">
          <table:table-cell office:value-type="float" office:value="577377500" calcext:value-type="float">
            <text:p>577377500</text:p>
          </table:table-cell>
          <table:table-cell office:value-type="float" office:value="286576143" calcext:value-type="float">
            <text:p>286576143</text:p>
          </table:table-cell>
          <table:table-cell table:number-columns-repeated="3"/>
        </table:table-row>
        <table:table-row table:style-name="ro1">
          <table:table-cell office:value-type="float" office:value="601874000" calcext:value-type="float">
            <text:p>601874000</text:p>
          </table:table-cell>
          <table:table-cell office:value-type="float" office:value="298659385" calcext:value-type="float">
            <text:p>298659385</text:p>
          </table:table-cell>
          <table:table-cell table:number-columns-repeated="3"/>
        </table:table-row>
        <table:table-row table:style-name="ro1">
          <table:table-cell office:value-type="float" office:value="626370500" calcext:value-type="float">
            <text:p>626370500</text:p>
          </table:table-cell>
          <table:table-cell office:value-type="float" office:value="310734702" calcext:value-type="float">
            <text:p>310734702</text:p>
          </table:table-cell>
          <table:table-cell table:number-columns-repeated="3"/>
        </table:table-row>
        <table:table-row table:style-name="ro1">
          <table:table-cell office:value-type="float" office:value="650867000" calcext:value-type="float">
            <text:p>650867000</text:p>
          </table:table-cell>
          <table:table-cell office:value-type="float" office:value="322810019" calcext:value-type="float">
            <text:p>322810019</text:p>
          </table:table-cell>
          <table:table-cell table:number-columns-repeated="3"/>
        </table:table-row>
        <table:table-row table:style-name="ro1">
          <table:table-cell office:value-type="float" office:value="675363500" calcext:value-type="float">
            <text:p>675363500</text:p>
          </table:table-cell>
          <table:table-cell office:value-type="float" office:value="334885336" calcext:value-type="float">
            <text:p>334885336</text:p>
          </table:table-cell>
          <table:table-cell table:number-columns-repeated="3"/>
        </table:table-row>
        <table:table-row table:style-name="ro1">
          <table:table-cell office:value-type="float" office:value="699860000" calcext:value-type="float">
            <text:p>699860000</text:p>
          </table:table-cell>
          <table:table-cell office:value-type="float" office:value="346960653" calcext:value-type="float">
            <text:p>346960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731856000" calcext:value-type="float">
            <text:p>731856000</text:p>
          </table:table-cell>
          <table:table-cell office:value-type="float" office:value="362805413" calcext:value-type="float">
            <text:p>362805413</text:p>
          </table:table-cell>
          <table:table-cell table:number-columns-repeated="3"/>
        </table:table-row>
        <table:table-row table:style-name="ro1">
          <table:table-cell office:value-type="float" office:value="763852000" calcext:value-type="float">
            <text:p>763852000</text:p>
          </table:table-cell>
          <table:table-cell office:value-type="float" office:value="378624780" calcext:value-type="float">
            <text:p>378624780</text:p>
          </table:table-cell>
          <table:table-cell table:number-columns-repeated="3"/>
        </table:table-row>
        <table:table-row table:style-name="ro1">
          <table:table-cell office:value-type="float" office:value="795848000" calcext:value-type="float">
            <text:p>795848000</text:p>
          </table:table-cell>
          <table:table-cell office:value-type="float" office:value="394444147" calcext:value-type="float">
            <text:p>394444147</text:p>
          </table:table-cell>
          <table:table-cell table:number-columns-repeated="3"/>
        </table:table-row>
        <table:table-row table:style-name="ro1">
          <table:table-cell office:value-type="float" office:value="827844000" calcext:value-type="float">
            <text:p>827844000</text:p>
          </table:table-cell>
          <table:table-cell office:value-type="float" office:value="410263514" calcext:value-type="float">
            <text:p>410263514</text:p>
          </table:table-cell>
          <table:table-cell table:number-columns-repeated="3"/>
        </table:table-row>
        <table:table-row table:style-name="ro1">
          <table:table-cell office:value-type="float" office:value="859840000" calcext:value-type="float">
            <text:p>859840000</text:p>
          </table:table-cell>
          <table:table-cell office:value-type="float" office:value="426082881" calcext:value-type="float">
            <text:p>426082881</text:p>
          </table:table-cell>
          <table:table-cell table:number-columns-repeated="3"/>
        </table:table-row>
        <table:table-row table:style-name="ro1">
          <table:table-cell office:value-type="float" office:value="891836000" calcext:value-type="float">
            <text:p>891836000</text:p>
          </table:table-cell>
          <table:table-cell office:value-type="float" office:value="442028294" calcext:value-type="float">
            <text:p>442028294</text:p>
          </table:table-cell>
          <table:table-cell table:number-columns-repeated="3"/>
        </table:table-row>
        <table:table-row table:style-name="ro1">
          <table:table-cell office:value-type="float" office:value="923832000" calcext:value-type="float">
            <text:p>923832000</text:p>
          </table:table-cell>
          <table:table-cell office:value-type="float" office:value="457973707" calcext:value-type="float">
            <text:p>457973707</text:p>
          </table:table-cell>
          <table:table-cell table:number-columns-repeated="3"/>
        </table:table-row>
        <table:table-row table:style-name="ro1">
          <table:table-cell office:value-type="float" office:value="955828000" calcext:value-type="float">
            <text:p>955828000</text:p>
          </table:table-cell>
          <table:table-cell office:value-type="float" office:value="473919120" calcext:value-type="float">
            <text:p>473919120</text:p>
          </table:table-cell>
          <table:table-cell table:number-columns-repeated="3"/>
        </table:table-row>
        <table:table-row table:style-name="ro1">
          <table:table-cell office:value-type="float" office:value="987824000" calcext:value-type="float">
            <text:p>987824000</text:p>
          </table:table-cell>
          <table:table-cell office:value-type="float" office:value="489864533" calcext:value-type="float">
            <text:p>489864533</text:p>
          </table:table-cell>
          <table:table-cell table:number-columns-repeated="3"/>
        </table:table-row>
        <table:table-row table:style-name="ro1">
          <table:table-cell office:value-type="float" office:value="1019820000" calcext:value-type="float">
            <text:p>1019820000</text:p>
          </table:table-cell>
          <table:table-cell office:value-type="float" office:value="505868783" calcext:value-type="float">
            <text:p>505868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60315500" calcext:value-type="float">
            <text:p>1060315500</text:p>
          </table:table-cell>
          <table:table-cell office:value-type="float" office:value="526126989" calcext:value-type="float">
            <text:p>526126989</text:p>
          </table:table-cell>
          <table:table-cell table:number-columns-repeated="3"/>
        </table:table-row>
        <table:table-row table:style-name="ro1">
          <table:table-cell office:value-type="float" office:value="1100811000" calcext:value-type="float">
            <text:p>1100811000</text:p>
          </table:table-cell>
          <table:table-cell office:value-type="float" office:value="546385195" calcext:value-type="float">
            <text:p>546385195</text:p>
          </table:table-cell>
          <table:table-cell table:number-columns-repeated="3"/>
        </table:table-row>
        <table:table-row table:style-name="ro1">
          <table:table-cell office:value-type="float" office:value="1141306500" calcext:value-type="float">
            <text:p>1141306500</text:p>
          </table:table-cell>
          <table:table-cell office:value-type="float" office:value="566643401" calcext:value-type="float">
            <text:p>566643401</text:p>
          </table:table-cell>
          <table:table-cell table:number-columns-repeated="3"/>
        </table:table-row>
        <table:table-row table:style-name="ro1">
          <table:table-cell office:value-type="float" office:value="1181802000" calcext:value-type="float">
            <text:p>1181802000</text:p>
          </table:table-cell>
          <table:table-cell office:value-type="float" office:value="586838057" calcext:value-type="float">
            <text:p>586838057</text:p>
          </table:table-cell>
          <table:table-cell table:number-columns-repeated="3"/>
        </table:table-row>
        <table:table-row table:style-name="ro1">
          <table:table-cell office:value-type="float" office:value="1222297500" calcext:value-type="float">
            <text:p>1222297500</text:p>
          </table:table-cell>
          <table:table-cell office:value-type="float" office:value="607032713" calcext:value-type="float">
            <text:p>607032713</text:p>
          </table:table-cell>
          <table:table-cell table:number-columns-repeated="3"/>
        </table:table-row>
        <table:table-row table:style-name="ro1">
          <table:table-cell office:value-type="float" office:value="1262793000" calcext:value-type="float">
            <text:p>1262793000</text:p>
          </table:table-cell>
          <table:table-cell office:value-type="float" office:value="627227369" calcext:value-type="float">
            <text:p>627227369</text:p>
          </table:table-cell>
          <table:table-cell table:number-columns-repeated="3"/>
        </table:table-row>
        <table:table-row table:style-name="ro1">
          <table:table-cell office:value-type="float" office:value="1303288500" calcext:value-type="float">
            <text:p>1303288500</text:p>
          </table:table-cell>
          <table:table-cell office:value-type="float" office:value="647753901" calcext:value-type="float">
            <text:p>647753901</text:p>
          </table:table-cell>
          <table:table-cell table:number-columns-repeated="3"/>
        </table:table-row>
        <table:table-row table:style-name="ro1">
          <table:table-cell office:value-type="float" office:value="1343784000" calcext:value-type="float">
            <text:p>1343784000</text:p>
          </table:table-cell>
          <table:table-cell office:value-type="float" office:value="668280433" calcext:value-type="float">
            <text:p>668280433</text:p>
          </table:table-cell>
          <table:table-cell table:number-columns-repeated="3"/>
        </table:table-row>
        <table:table-row table:style-name="ro1">
          <table:table-cell office:value-type="float" office:value="1384279500" calcext:value-type="float">
            <text:p>1384279500</text:p>
          </table:table-cell>
          <table:table-cell office:value-type="float" office:value="688806965" calcext:value-type="float">
            <text:p>688806965</text:p>
          </table:table-cell>
          <table:table-cell table:number-columns-repeated="3"/>
        </table:table-row>
        <table:table-row table:style-name="ro1">
          <table:table-cell office:value-type="float" office:value="1424775000" calcext:value-type="float">
            <text:p>1424775000</text:p>
          </table:table-cell>
          <table:table-cell office:value-type="float" office:value="708917152" calcext:value-type="float">
            <text:p>708917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474770000" calcext:value-type="float">
            <text:p>1474770000</text:p>
          </table:table-cell>
          <table:table-cell office:value-type="float" office:value="733691638" calcext:value-type="float">
            <text:p>733691638</text:p>
          </table:table-cell>
          <table:table-cell table:number-columns-repeated="3"/>
        </table:table-row>
        <table:table-row table:style-name="ro1">
          <table:table-cell office:value-type="float" office:value="1524765000" calcext:value-type="float">
            <text:p>1524765000</text:p>
          </table:table-cell>
          <table:table-cell office:value-type="float" office:value="758466124" calcext:value-type="float">
            <text:p>758466124</text:p>
          </table:table-cell>
          <table:table-cell table:number-columns-repeated="3"/>
        </table:table-row>
        <table:table-row table:style-name="ro1">
          <table:table-cell office:value-type="float" office:value="1574760000" calcext:value-type="float">
            <text:p>1574760000</text:p>
          </table:table-cell>
          <table:table-cell office:value-type="float" office:value="783426850" calcext:value-type="float">
            <text:p>783426850</text:p>
          </table:table-cell>
          <table:table-cell table:number-columns-repeated="3"/>
        </table:table-row>
        <table:table-row table:style-name="ro1">
          <table:table-cell office:value-type="float" office:value="1624755000" calcext:value-type="float">
            <text:p>1624755000</text:p>
          </table:table-cell>
          <table:table-cell office:value-type="float" office:value="808387576" calcext:value-type="float">
            <text:p>808387576</text:p>
          </table:table-cell>
          <table:table-cell table:number-columns-repeated="3"/>
        </table:table-row>
        <table:table-row table:style-name="ro1">
          <table:table-cell office:value-type="float" office:value="1674750000" calcext:value-type="float">
            <text:p>1674750000</text:p>
          </table:table-cell>
          <table:table-cell office:value-type="float" office:value="833465308" calcext:value-type="float">
            <text:p>833465308</text:p>
          </table:table-cell>
          <table:table-cell table:number-columns-repeated="3"/>
        </table:table-row>
        <table:table-row table:style-name="ro1">
          <table:table-cell office:value-type="float" office:value="1724745000" calcext:value-type="float">
            <text:p>1724745000</text:p>
          </table:table-cell>
          <table:table-cell office:value-type="float" office:value="858543040" calcext:value-type="float">
            <text:p>858543040</text:p>
          </table:table-cell>
          <table:table-cell table:number-columns-repeated="3"/>
        </table:table-row>
        <table:table-row table:style-name="ro1">
          <table:table-cell office:value-type="float" office:value="1774740000" calcext:value-type="float">
            <text:p>1774740000</text:p>
          </table:table-cell>
          <table:table-cell office:value-type="float" office:value="883620772" calcext:value-type="float">
            <text:p>883620772</text:p>
          </table:table-cell>
          <table:table-cell table:number-columns-repeated="3"/>
        </table:table-row>
        <table:table-row table:style-name="ro1">
          <table:table-cell office:value-type="float" office:value="1824735000" calcext:value-type="float">
            <text:p>1824735000</text:p>
          </table:table-cell>
          <table:table-cell office:value-type="float" office:value="908575011" calcext:value-type="float">
            <text:p>908575011</text:p>
          </table:table-cell>
          <table:table-cell table:number-columns-repeated="3"/>
        </table:table-row>
        <table:table-row table:style-name="ro1">
          <table:table-cell office:value-type="float" office:value="1874730000" calcext:value-type="float">
            <text:p>1874730000</text:p>
          </table:table-cell>
          <table:table-cell office:value-type="float" office:value="933529250" calcext:value-type="float">
            <text:p>933529250</text:p>
          </table:table-cell>
          <table:table-cell table:number-columns-repeated="3"/>
        </table:table-row>
        <table:table-row table:style-name="ro1">
          <table:table-cell office:value-type="float" office:value="1924725000" calcext:value-type="float">
            <text:p>1924725000</text:p>
          </table:table-cell>
          <table:table-cell office:value-type="float" office:value="958250296" calcext:value-type="float">
            <text:p>95825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1985219500" calcext:value-type="float">
            <text:p>1985219500</text:p>
          </table:table-cell>
          <table:table-cell office:value-type="float" office:value="988055813" calcext:value-type="float">
            <text:p>988055813</text:p>
          </table:table-cell>
          <table:table-cell table:number-columns-repeated="3"/>
        </table:table-row>
        <table:table-row table:style-name="ro1">
          <table:table-cell office:value-type="float" office:value="2045714000" calcext:value-type="float">
            <text:p>2045714000</text:p>
          </table:table-cell>
          <table:table-cell office:value-type="float" office:value="1017958394" calcext:value-type="float">
            <text:p>1017958394</text:p>
          </table:table-cell>
          <table:table-cell table:number-columns-repeated="3"/>
        </table:table-row>
        <table:table-row table:style-name="ro1">
          <table:table-cell office:value-type="float" office:value="2106208500" calcext:value-type="float">
            <text:p>2106208500</text:p>
          </table:table-cell>
          <table:table-cell office:value-type="float" office:value="1047860975" calcext:value-type="float">
            <text:p>1047860975</text:p>
          </table:table-cell>
          <table:table-cell table:number-columns-repeated="3"/>
        </table:table-row>
        <table:table-row table:style-name="ro1">
          <table:table-cell office:value-type="float" office:value="2166703000" calcext:value-type="float">
            <text:p>2166703000</text:p>
          </table:table-cell>
          <table:table-cell office:value-type="float" office:value="1077763556" calcext:value-type="float">
            <text:p>1077763556</text:p>
          </table:table-cell>
          <table:table-cell table:number-columns-repeated="3"/>
        </table:table-row>
        <table:table-row table:style-name="ro1">
          <table:table-cell office:value-type="float" office:value="2227197500" calcext:value-type="float">
            <text:p>2227197500</text:p>
          </table:table-cell>
          <table:table-cell office:value-type="float" office:value="1107917095" calcext:value-type="float">
            <text:p>1107917095</text:p>
          </table:table-cell>
          <table:table-cell table:number-columns-repeated="3"/>
        </table:table-row>
        <table:table-row table:style-name="ro1">
          <table:table-cell office:value-type="float" office:value="2287692000" calcext:value-type="float">
            <text:p>2287692000</text:p>
          </table:table-cell>
          <table:table-cell office:value-type="float" office:value="1138070634" calcext:value-type="float">
            <text:p>1138070634</text:p>
          </table:table-cell>
          <table:table-cell table:number-columns-repeated="3"/>
        </table:table-row>
        <table:table-row table:style-name="ro1">
          <table:table-cell office:value-type="float" office:value="2348186500" calcext:value-type="float">
            <text:p>2348186500</text:p>
          </table:table-cell>
          <table:table-cell office:value-type="float" office:value="1168316316" calcext:value-type="float">
            <text:p>1168316316</text:p>
          </table:table-cell>
          <table:table-cell table:number-columns-repeated="3"/>
        </table:table-row>
        <table:table-row table:style-name="ro1">
          <table:table-cell office:value-type="float" office:value="2408681000" calcext:value-type="float">
            <text:p>2408681000</text:p>
          </table:table-cell>
          <table:table-cell office:value-type="float" office:value="1198561998" calcext:value-type="float">
            <text:p>1198561998</text:p>
          </table:table-cell>
          <table:table-cell table:number-columns-repeated="3"/>
        </table:table-row>
        <table:table-row table:style-name="ro1">
          <table:table-cell office:value-type="float" office:value="2469175500" calcext:value-type="float">
            <text:p>2469175500</text:p>
          </table:table-cell>
          <table:table-cell office:value-type="float" office:value="1228693865" calcext:value-type="float">
            <text:p>1228693865</text:p>
          </table:table-cell>
          <table:table-cell table:number-columns-repeated="3"/>
        </table:table-row>
        <table:table-row table:style-name="ro1">
          <table:table-cell office:value-type="float" office:value="2529670000" calcext:value-type="float">
            <text:p>2529670000</text:p>
          </table:table-cell>
          <table:table-cell office:value-type="float" office:value="1258825732" calcext:value-type="float">
            <text:p>1258825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601664000" calcext:value-type="float">
            <text:p>2601664000</text:p>
          </table:table-cell>
          <table:table-cell office:value-type="float" office:value="1294759349" calcext:value-type="float">
            <text:p>1294759349</text:p>
          </table:table-cell>
          <table:table-cell table:number-columns-repeated="3"/>
        </table:table-row>
        <table:table-row table:style-name="ro1">
          <table:table-cell office:value-type="float" office:value="2673658000" calcext:value-type="float">
            <text:p>2673658000</text:p>
          </table:table-cell>
          <table:table-cell office:value-type="float" office:value="1330692966" calcext:value-type="float">
            <text:p>1330692966</text:p>
          </table:table-cell>
          <table:table-cell table:number-columns-repeated="3"/>
        </table:table-row>
        <table:table-row table:style-name="ro1">
          <table:table-cell office:value-type="float" office:value="2745652000" calcext:value-type="float">
            <text:p>2745652000</text:p>
          </table:table-cell>
          <table:table-cell office:value-type="float" office:value="1366670432" calcext:value-type="float">
            <text:p>1366670432</text:p>
          </table:table-cell>
          <table:table-cell table:number-columns-repeated="3"/>
        </table:table-row>
        <table:table-row table:style-name="ro1">
          <table:table-cell office:value-type="float" office:value="2817646000" calcext:value-type="float">
            <text:p>2817646000</text:p>
          </table:table-cell>
          <table:table-cell office:value-type="float" office:value="1402647898" calcext:value-type="float">
            <text:p>1402647898</text:p>
          </table:table-cell>
          <table:table-cell table:number-columns-repeated="3"/>
        </table:table-row>
        <table:table-row table:style-name="ro1">
          <table:table-cell office:value-type="float" office:value="2889640000" calcext:value-type="float">
            <text:p>2889640000</text:p>
          </table:table-cell>
          <table:table-cell office:value-type="float" office:value="1438528204" calcext:value-type="float">
            <text:p>1438528204</text:p>
          </table:table-cell>
          <table:table-cell table:number-columns-repeated="3"/>
        </table:table-row>
        <table:table-row table:style-name="ro1">
          <table:table-cell office:value-type="float" office:value="2961634000" calcext:value-type="float">
            <text:p>2961634000</text:p>
          </table:table-cell>
          <table:table-cell office:value-type="float" office:value="1474408510" calcext:value-type="float">
            <text:p>1474408510</text:p>
          </table:table-cell>
          <table:table-cell table:number-columns-repeated="3"/>
        </table:table-row>
        <table:table-row table:style-name="ro1">
          <table:table-cell office:value-type="float" office:value="3033628000" calcext:value-type="float">
            <text:p>3033628000</text:p>
          </table:table-cell>
          <table:table-cell office:value-type="float" office:value="1510168358" calcext:value-type="float">
            <text:p>1510168358</text:p>
          </table:table-cell>
          <table:table-cell table:number-columns-repeated="3"/>
        </table:table-row>
        <table:table-row table:style-name="ro1">
          <table:table-cell office:value-type="float" office:value="3105622000" calcext:value-type="float">
            <text:p>3105622000</text:p>
          </table:table-cell>
          <table:table-cell office:value-type="float" office:value="1545986499" calcext:value-type="float">
            <text:p>1545986499</text:p>
          </table:table-cell>
          <table:table-cell table:number-columns-repeated="3"/>
        </table:table-row>
        <table:table-row table:style-name="ro1">
          <table:table-cell office:value-type="float" office:value="3177616000" calcext:value-type="float">
            <text:p>3177616000</text:p>
          </table:table-cell>
          <table:table-cell office:value-type="float" office:value="1581804640" calcext:value-type="float">
            <text:p>1581804640</text:p>
          </table:table-cell>
          <table:table-cell table:number-columns-repeated="3"/>
        </table:table-row>
        <table:table-row table:style-name="ro1">
          <table:table-cell office:value-type="float" office:value="3249610000" calcext:value-type="float">
            <text:p>3249610000</text:p>
          </table:table-cell>
          <table:table-cell office:value-type="float" office:value="1617846267" calcext:value-type="float">
            <text:p>1617846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3334103500" calcext:value-type="float">
            <text:p>3334103500</text:p>
          </table:table-cell>
          <table:table-cell office:value-type="float" office:value="1660108090" calcext:value-type="float">
            <text:p>1660108090</text:p>
          </table:table-cell>
          <table:table-cell table:number-columns-repeated="3"/>
        </table:table-row>
        <table:table-row table:style-name="ro1">
          <table:table-cell office:value-type="float" office:value="3418597000" calcext:value-type="float">
            <text:p>3418597000</text:p>
          </table:table-cell>
          <table:table-cell office:value-type="float" office:value="1702199171" calcext:value-type="float">
            <text:p>1702199171</text:p>
          </table:table-cell>
          <table:table-cell table:number-columns-repeated="3"/>
        </table:table-row>
        <table:table-row table:style-name="ro1">
          <table:table-cell office:value-type="float" office:value="3503090500" calcext:value-type="float">
            <text:p>3503090500</text:p>
          </table:table-cell>
          <table:table-cell office:value-type="float" office:value="1744359487" calcext:value-type="float">
            <text:p>1744359487</text:p>
          </table:table-cell>
          <table:table-cell table:number-columns-repeated="3"/>
        </table:table-row>
        <table:table-row table:style-name="ro1">
          <table:table-cell office:value-type="float" office:value="3587584000" calcext:value-type="float">
            <text:p>3587584000</text:p>
          </table:table-cell>
          <table:table-cell office:value-type="float" office:value="1786519803" calcext:value-type="float">
            <text:p>1786519803</text:p>
          </table:table-cell>
          <table:table-cell table:number-columns-repeated="3"/>
        </table:table-row>
        <table:table-row table:style-name="ro1">
          <table:table-cell office:value-type="float" office:value="3672077500" calcext:value-type="float">
            <text:p>3672077500</text:p>
          </table:table-cell>
          <table:table-cell office:value-type="float" office:value="1828849323" calcext:value-type="float">
            <text:p>1828849323</text:p>
          </table:table-cell>
          <table:table-cell table:number-columns-repeated="3"/>
        </table:table-row>
        <table:table-row table:style-name="ro1">
          <table:table-cell office:value-type="float" office:value="3756571000" calcext:value-type="float">
            <text:p>3756571000</text:p>
          </table:table-cell>
          <table:table-cell office:value-type="float" office:value="1870865540" calcext:value-type="float">
            <text:p>1870865540</text:p>
          </table:table-cell>
          <table:table-cell table:number-columns-repeated="3"/>
        </table:table-row>
        <table:table-row table:style-name="ro1">
          <table:table-cell office:value-type="float" office:value="3841064500" calcext:value-type="float">
            <text:p>3841064500</text:p>
          </table:table-cell>
          <table:table-cell office:value-type="float" office:value="1913460414" calcext:value-type="float">
            <text:p>1913460414</text:p>
          </table:table-cell>
          <table:table-cell table:number-columns-repeated="3"/>
        </table:table-row>
        <table:table-row table:style-name="ro1">
          <table:table-cell office:value-type="float" office:value="3925558000" calcext:value-type="float">
            <text:p>3925558000</text:p>
          </table:table-cell>
          <table:table-cell office:value-type="float" office:value="1956055288" calcext:value-type="float">
            <text:p>1956055288</text:p>
          </table:table-cell>
          <table:table-cell table:number-columns-repeated="3"/>
        </table:table-row>
        <table:table-row table:style-name="ro1">
          <table:table-cell office:value-type="float" office:value="4010051500" calcext:value-type="float">
            <text:p>4010051500</text:p>
          </table:table-cell>
          <table:table-cell office:value-type="float" office:value="1998313684" calcext:value-type="float">
            <text:p>1998313684</text:p>
          </table:table-cell>
          <table:table-cell table:number-columns-repeated="3"/>
        </table:table-row>
        <table:table-row table:style-name="ro1">
          <table:table-cell office:value-type="float" office:value="4094545000" calcext:value-type="float">
            <text:p>4094545000</text:p>
          </table:table-cell>
          <table:table-cell office:value-type="float" office:value="2040672453" calcext:value-type="float">
            <text:p>204067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4192538000" calcext:value-type="float">
            <text:p>4192538000</text:p>
          </table:table-cell>
          <table:table-cell office:value-type="float" office:value="2089897383" calcext:value-type="float">
            <text:p>2089897383</text:p>
          </table:table-cell>
          <table:table-cell table:number-columns-repeated="3"/>
        </table:table-row>
        <table:table-row table:style-name="ro1">
          <table:table-cell office:value-type="float" office:value="4290531000" calcext:value-type="float">
            <text:p>4290531000</text:p>
          </table:table-cell>
          <table:table-cell office:value-type="float" office:value="2139443749" calcext:value-type="float">
            <text:p>2139443749</text:p>
          </table:table-cell>
          <table:table-cell table:number-columns-repeated="3"/>
        </table:table-row>
        <table:table-row table:style-name="ro1">
          <table:table-cell office:value-type="float" office:value="4388524000" calcext:value-type="float">
            <text:p>4388524000</text:p>
          </table:table-cell>
          <table:table-cell office:value-type="float" office:value="2188130509" calcext:value-type="float">
            <text:p>2188130509</text:p>
          </table:table-cell>
          <table:table-cell table:number-columns-repeated="3"/>
        </table:table-row>
        <table:table-row table:style-name="ro1">
          <table:table-cell office:value-type="float" office:value="4486517000" calcext:value-type="float">
            <text:p>4486517000</text:p>
          </table:table-cell>
          <table:table-cell office:value-type="float" office:value="2237105029" calcext:value-type="float">
            <text:p>2237105029</text:p>
          </table:table-cell>
          <table:table-cell table:number-columns-repeated="3"/>
        </table:table-row>
        <table:table-row table:style-name="ro1">
          <table:table-cell office:value-type="float" office:value="4584510000" calcext:value-type="float">
            <text:p>4584510000</text:p>
          </table:table-cell>
          <table:table-cell office:value-type="float" office:value="2286194659" calcext:value-type="float">
            <text:p>2286194659</text:p>
          </table:table-cell>
          <table:table-cell table:number-columns-repeated="3"/>
        </table:table-row>
        <table:table-row table:style-name="ro1">
          <table:table-cell office:value-type="float" office:value="4682503000" calcext:value-type="float">
            <text:p>4682503000</text:p>
          </table:table-cell>
          <table:table-cell office:value-type="float" office:value="2335284289" calcext:value-type="float">
            <text:p>2335284289</text:p>
          </table:table-cell>
          <table:table-cell table:number-columns-repeated="3"/>
        </table:table-row>
        <table:table-row table:style-name="ro1">
          <table:table-cell office:value-type="float" office:value="4780496000" calcext:value-type="float">
            <text:p>4780496000</text:p>
          </table:table-cell>
          <table:table-cell office:value-type="float" office:value="2383613415" calcext:value-type="float">
            <text:p>2383613415</text:p>
          </table:table-cell>
          <table:table-cell table:number-columns-repeated="3"/>
        </table:table-row>
        <table:table-row table:style-name="ro1">
          <table:table-cell office:value-type="float" office:value="4878489000" calcext:value-type="float">
            <text:p>4878489000</text:p>
          </table:table-cell>
          <table:table-cell office:value-type="float" office:value="2432022846" calcext:value-type="float">
            <text:p>2432022846</text:p>
          </table:table-cell>
          <table:table-cell table:number-columns-repeated="3"/>
        </table:table-row>
        <table:table-row table:style-name="ro1">
          <table:table-cell office:value-type="float" office:value="4976482000" calcext:value-type="float">
            <text:p>4976482000</text:p>
          </table:table-cell>
          <table:table-cell office:value-type="float" office:value="2480832605" calcext:value-type="float">
            <text:p>2480832605</text:p>
          </table:table-cell>
          <table:table-cell table:number-columns-repeated="3"/>
        </table:table-row>
        <table:table-row table:style-name="ro1">
          <table:table-cell office:value-type="float" office:value="5074475000" calcext:value-type="float">
            <text:p>5074475000</text:p>
          </table:table-cell>
          <table:table-cell office:value-type="float" office:value="2529683295" calcext:value-type="float">
            <text:p>2529683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5186967500" calcext:value-type="float">
            <text:p>5186967500</text:p>
          </table:table-cell>
          <table:table-cell office:value-type="float" office:value="2585772023" calcext:value-type="float">
            <text:p>2585772023</text:p>
          </table:table-cell>
          <table:table-cell table:number-columns-repeated="3"/>
        </table:table-row>
        <table:table-row table:style-name="ro1">
          <table:table-cell office:value-type="float" office:value="5299460000" calcext:value-type="float">
            <text:p>5299460000</text:p>
          </table:table-cell>
          <table:table-cell office:value-type="float" office:value="2642175164" calcext:value-type="float">
            <text:p>2642175164</text:p>
          </table:table-cell>
          <table:table-cell table:number-columns-repeated="3"/>
        </table:table-row>
        <table:table-row table:style-name="ro1">
          <table:table-cell office:value-type="float" office:value="5411952500" calcext:value-type="float">
            <text:p>5411952500</text:p>
          </table:table-cell>
          <table:table-cell office:value-type="float" office:value="2698307054" calcext:value-type="float">
            <text:p>2698307054</text:p>
          </table:table-cell>
          <table:table-cell table:number-columns-repeated="3"/>
        </table:table-row>
        <table:table-row table:style-name="ro1">
          <table:table-cell office:value-type="float" office:value="5524445000" calcext:value-type="float">
            <text:p>5524445000</text:p>
          </table:table-cell>
          <table:table-cell office:value-type="float" office:value="2754287499" calcext:value-type="float">
            <text:p>2754287499</text:p>
          </table:table-cell>
          <table:table-cell table:number-columns-repeated="3"/>
        </table:table-row>
        <table:table-row table:style-name="ro1">
          <table:table-cell office:value-type="float" office:value="5636937500" calcext:value-type="float">
            <text:p>5636937500</text:p>
          </table:table-cell>
          <table:table-cell office:value-type="float" office:value="2810825294" calcext:value-type="float">
            <text:p>2810825294</text:p>
          </table:table-cell>
          <table:table-cell table:number-columns-repeated="3"/>
        </table:table-row>
        <table:table-row table:style-name="ro1">
          <table:table-cell office:value-type="float" office:value="5749430000" calcext:value-type="float">
            <text:p>5749430000</text:p>
          </table:table-cell>
          <table:table-cell office:value-type="float" office:value="2867827208" calcext:value-type="float">
            <text:p>2867827208</text:p>
          </table:table-cell>
          <table:table-cell table:number-columns-repeated="3"/>
        </table:table-row>
        <table:table-row table:style-name="ro1">
          <table:table-cell office:value-type="float" office:value="5861922500" calcext:value-type="float">
            <text:p>5861922500</text:p>
          </table:table-cell>
          <table:table-cell office:value-type="float" office:value="2924422560" calcext:value-type="float">
            <text:p>2924422560</text:p>
          </table:table-cell>
          <table:table-cell table:number-columns-repeated="3"/>
        </table:table-row>
        <table:table-row table:style-name="ro1">
          <table:table-cell office:value-type="float" office:value="5974415000" calcext:value-type="float">
            <text:p>5974415000</text:p>
          </table:table-cell>
          <table:table-cell office:value-type="float" office:value="2980589010" calcext:value-type="float">
            <text:p>2980589010</text:p>
          </table:table-cell>
          <table:table-cell table:number-columns-repeated="3"/>
        </table:table-row>
        <table:table-row table:style-name="ro1">
          <table:table-cell office:value-type="float" office:value="6086907500" calcext:value-type="float">
            <text:p>6086907500</text:p>
          </table:table-cell>
          <table:table-cell office:value-type="float" office:value="3036704017" calcext:value-type="float">
            <text:p>3036704017</text:p>
          </table:table-cell>
          <table:table-cell table:number-columns-repeated="3"/>
        </table:table-row>
        <table:table-row table:style-name="ro1">
          <table:table-cell office:value-type="float" office:value="6199400000" calcext:value-type="float">
            <text:p>6199400000</text:p>
          </table:table-cell>
          <table:table-cell office:value-type="float" office:value="3093175281" calcext:value-type="float">
            <text:p>3093175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6327392000" calcext:value-type="float">
            <text:p>6327392000</text:p>
          </table:table-cell>
          <table:table-cell office:value-type="float" office:value="3156890716" calcext:value-type="float">
            <text:p>3156890716</text:p>
          </table:table-cell>
          <table:table-cell table:number-columns-repeated="3"/>
        </table:table-row>
        <table:table-row table:style-name="ro1">
          <table:table-cell office:value-type="float" office:value="6455384000" calcext:value-type="float">
            <text:p>6455384000</text:p>
          </table:table-cell>
          <table:table-cell office:value-type="float" office:value="3221235644" calcext:value-type="float">
            <text:p>3221235644</text:p>
          </table:table-cell>
          <table:table-cell table:number-columns-repeated="3"/>
        </table:table-row>
        <table:table-row table:style-name="ro1">
          <table:table-cell office:value-type="float" office:value="6583376000" calcext:value-type="float">
            <text:p>6583376000</text:p>
          </table:table-cell>
          <table:table-cell office:value-type="float" office:value="3285568022" calcext:value-type="float">
            <text:p>3285568022</text:p>
          </table:table-cell>
          <table:table-cell table:number-columns-repeated="3"/>
        </table:table-row>
        <table:table-row table:style-name="ro1">
          <table:table-cell office:value-type="float" office:value="6711368000" calcext:value-type="float">
            <text:p>6711368000</text:p>
          </table:table-cell>
          <table:table-cell office:value-type="float" office:value="3349662832" calcext:value-type="float">
            <text:p>3349662832</text:p>
          </table:table-cell>
          <table:table-cell table:number-columns-repeated="3"/>
        </table:table-row>
        <table:table-row table:style-name="ro1">
          <table:table-cell office:value-type="float" office:value="6839360000" calcext:value-type="float">
            <text:p>6839360000</text:p>
          </table:table-cell>
          <table:table-cell office:value-type="float" office:value="3413158531" calcext:value-type="float">
            <text:p>3413158531</text:p>
          </table:table-cell>
          <table:table-cell table:number-columns-repeated="3"/>
        </table:table-row>
        <table:table-row table:style-name="ro1">
          <table:table-cell office:value-type="float" office:value="6967352000" calcext:value-type="float">
            <text:p>6967352000</text:p>
          </table:table-cell>
          <table:table-cell office:value-type="float" office:value="3477140771" calcext:value-type="float">
            <text:p>3477140771</text:p>
          </table:table-cell>
          <table:table-cell table:number-columns-repeated="3"/>
        </table:table-row>
        <table:table-row table:style-name="ro1">
          <table:table-cell office:value-type="float" office:value="7095344000" calcext:value-type="float">
            <text:p>7095344000</text:p>
          </table:table-cell>
          <table:table-cell office:value-type="float" office:value="3541229414" calcext:value-type="float">
            <text:p>3541229414</text:p>
          </table:table-cell>
          <table:table-cell table:number-columns-repeated="3"/>
        </table:table-row>
        <table:table-row table:style-name="ro1">
          <table:table-cell office:value-type="float" office:value="7223336000" calcext:value-type="float">
            <text:p>7223336000</text:p>
          </table:table-cell>
          <table:table-cell office:value-type="float" office:value="3605483805" calcext:value-type="float">
            <text:p>3605483805</text:p>
          </table:table-cell>
          <table:table-cell table:number-columns-repeated="3"/>
        </table:table-row>
        <table:table-row table:style-name="ro1">
          <table:table-cell office:value-type="float" office:value="7351328000" calcext:value-type="float">
            <text:p>7351328000</text:p>
          </table:table-cell>
          <table:table-cell office:value-type="float" office:value="3669706209" calcext:value-type="float">
            <text:p>3669706209</text:p>
          </table:table-cell>
          <table:table-cell table:number-columns-repeated="3"/>
        </table:table-row>
        <table:table-row table:style-name="ro1">
          <table:table-cell office:value-type="float" office:value="7479320000" calcext:value-type="float">
            <text:p>7479320000</text:p>
          </table:table-cell>
          <table:table-cell office:value-type="float" office:value="3733564949" calcext:value-type="float">
            <text:p>3733564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7623811500" calcext:value-type="float">
            <text:p>7623811500</text:p>
          </table:table-cell>
          <table:table-cell office:value-type="float" office:value="3806372639" calcext:value-type="float">
            <text:p>3806372639</text:p>
          </table:table-cell>
          <table:table-cell table:number-columns-repeated="3"/>
        </table:table-row>
        <table:table-row table:style-name="ro1">
          <table:table-cell office:value-type="float" office:value="7768303000" calcext:value-type="float">
            <text:p>7768303000</text:p>
          </table:table-cell>
          <table:table-cell office:value-type="float" office:value="3878559082" calcext:value-type="float">
            <text:p>3878559082</text:p>
          </table:table-cell>
          <table:table-cell table:number-columns-repeated="3"/>
        </table:table-row>
        <table:table-row table:style-name="ro1">
          <table:table-cell office:value-type="float" office:value="7912794500" calcext:value-type="float">
            <text:p>7912794500</text:p>
          </table:table-cell>
          <table:table-cell office:value-type="float" office:value="3951234709" calcext:value-type="float">
            <text:p>3951234709</text:p>
          </table:table-cell>
          <table:table-cell table:number-columns-repeated="3"/>
        </table:table-row>
        <table:table-row table:style-name="ro1">
          <table:table-cell office:value-type="float" office:value="8057286000" calcext:value-type="float">
            <text:p>8057286000</text:p>
          </table:table-cell>
          <table:table-cell office:value-type="float" office:value="4023906840" calcext:value-type="float">
            <text:p>4023906840</text:p>
          </table:table-cell>
          <table:table-cell table:number-columns-repeated="3"/>
        </table:table-row>
        <table:table-row table:style-name="ro1">
          <table:table-cell office:value-type="float" office:value="8201777500" calcext:value-type="float">
            <text:p>8201777500</text:p>
          </table:table-cell>
          <table:table-cell office:value-type="float" office:value="4096106038" calcext:value-type="float">
            <text:p>4096106038</text:p>
          </table:table-cell>
          <table:table-cell table:number-columns-repeated="3"/>
        </table:table-row>
        <table:table-row table:style-name="ro1">
          <table:table-cell office:value-type="float" office:value="8346269000" calcext:value-type="float">
            <text:p>8346269000</text:p>
          </table:table-cell>
          <table:table-cell office:value-type="float" office:value="4167950496" calcext:value-type="float">
            <text:p>4167950496</text:p>
          </table:table-cell>
          <table:table-cell table:number-columns-repeated="3"/>
        </table:table-row>
        <table:table-row table:style-name="ro1">
          <table:table-cell office:value-type="float" office:value="8490760500" calcext:value-type="float">
            <text:p>8490760500</text:p>
          </table:table-cell>
          <table:table-cell office:value-type="float" office:value="4240234066" calcext:value-type="float">
            <text:p>4240234066</text:p>
          </table:table-cell>
          <table:table-cell table:number-columns-repeated="3"/>
        </table:table-row>
        <table:table-row table:style-name="ro1">
          <table:table-cell office:value-type="float" office:value="8635252000" calcext:value-type="float">
            <text:p>8635252000</text:p>
          </table:table-cell>
          <table:table-cell office:value-type="float" office:value="4312456961" calcext:value-type="float">
            <text:p>4312456961</text:p>
          </table:table-cell>
          <table:table-cell table:number-columns-repeated="3"/>
        </table:table-row>
        <table:table-row table:style-name="ro1">
          <table:table-cell office:value-type="float" office:value="8779743500" calcext:value-type="float">
            <text:p>8779743500</text:p>
          </table:table-cell>
          <table:table-cell office:value-type="float" office:value="4384093363" calcext:value-type="float">
            <text:p>4384093363</text:p>
          </table:table-cell>
          <table:table-cell table:number-columns-repeated="3"/>
        </table:table-row>
        <table:table-row table:style-name="ro1">
          <table:table-cell office:value-type="float" office:value="8924235000" calcext:value-type="float">
            <text:p>8924235000</text:p>
          </table:table-cell>
          <table:table-cell office:value-type="float" office:value="4456282456" calcext:value-type="float">
            <text:p>4456282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9086226000" calcext:value-type="float">
            <text:p>9086226000</text:p>
          </table:table-cell>
          <table:table-cell office:value-type="float" office:value="4537290498" calcext:value-type="float">
            <text:p>4537290498</text:p>
          </table:table-cell>
          <table:table-cell table:number-columns-repeated="3"/>
        </table:table-row>
        <table:table-row table:style-name="ro1">
          <table:table-cell office:value-type="float" office:value="9248217000" calcext:value-type="float">
            <text:p>9248217000</text:p>
          </table:table-cell>
          <table:table-cell office:value-type="float" office:value="4618399583" calcext:value-type="float">
            <text:p>4618399583</text:p>
          </table:table-cell>
          <table:table-cell table:number-columns-repeated="3"/>
        </table:table-row>
        <table:table-row table:style-name="ro1">
          <table:table-cell office:value-type="float" office:value="9410208000" calcext:value-type="float">
            <text:p>9410208000</text:p>
          </table:table-cell>
          <table:table-cell office:value-type="float" office:value="4698906874" calcext:value-type="float">
            <text:p>4698906874</text:p>
          </table:table-cell>
          <table:table-cell table:number-columns-repeated="3"/>
        </table:table-row>
        <table:table-row table:style-name="ro1">
          <table:table-cell office:value-type="float" office:value="9572199000" calcext:value-type="float">
            <text:p>9572199000</text:p>
          </table:table-cell>
          <table:table-cell office:value-type="float" office:value="4779714875" calcext:value-type="float">
            <text:p>4779714875</text:p>
          </table:table-cell>
          <table:table-cell table:number-columns-repeated="3"/>
        </table:table-row>
        <table:table-row table:style-name="ro1">
          <table:table-cell office:value-type="float" office:value="9734190000" calcext:value-type="float">
            <text:p>9734190000</text:p>
          </table:table-cell>
          <table:table-cell office:value-type="float" office:value="4860951174" calcext:value-type="float">
            <text:p>4860951174</text:p>
          </table:table-cell>
          <table:table-cell table:number-columns-repeated="3"/>
        </table:table-row>
        <table:table-row table:style-name="ro1">
          <table:table-cell office:value-type="float" office:value="9896181000" calcext:value-type="float">
            <text:p>9896181000</text:p>
          </table:table-cell>
          <table:table-cell office:value-type="float" office:value="4942033267" calcext:value-type="float">
            <text:p>4942033267</text:p>
          </table:table-cell>
          <table:table-cell table:number-columns-repeated="3"/>
        </table:table-row>
        <table:table-row table:style-name="ro1">
          <table:table-cell office:value-type="float" office:value="10058172000" calcext:value-type="float">
            <text:p>10058172000</text:p>
          </table:table-cell>
          <table:table-cell office:value-type="float" office:value="5023143701" calcext:value-type="float">
            <text:p>5023143701</text:p>
          </table:table-cell>
          <table:table-cell table:number-columns-repeated="3"/>
        </table:table-row>
        <table:table-row table:style-name="ro1">
          <table:table-cell office:value-type="float" office:value="10220163000" calcext:value-type="float">
            <text:p>10220163000</text:p>
          </table:table-cell>
          <table:table-cell office:value-type="float" office:value="5103722295" calcext:value-type="float">
            <text:p>5103722295</text:p>
          </table:table-cell>
          <table:table-cell table:number-columns-repeated="3"/>
        </table:table-row>
        <table:table-row table:style-name="ro1">
          <table:table-cell office:value-type="float" office:value="10382154000" calcext:value-type="float">
            <text:p>10382154000</text:p>
          </table:table-cell>
          <table:table-cell office:value-type="float" office:value="5183427002" calcext:value-type="float">
            <text:p>5183427002</text:p>
          </table:table-cell>
          <table:table-cell table:number-columns-repeated="3"/>
        </table:table-row>
        <table:table-row table:style-name="ro1">
          <table:table-cell office:value-type="float" office:value="10544145000" calcext:value-type="float">
            <text:p>10544145000</text:p>
          </table:table-cell>
          <table:table-cell office:value-type="float" office:value="5264376438" calcext:value-type="float">
            <text:p>526437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1">
          <table:table-cell office:value-type="float" office:value="10724635500" calcext:value-type="float">
            <text:p>10724635500</text:p>
          </table:table-cell>
          <table:table-cell office:value-type="float" office:value="5354611666" calcext:value-type="float">
            <text:p>5354611666</text:p>
          </table:table-cell>
          <table:table-cell table:number-columns-repeated="3"/>
        </table:table-row>
        <table:table-row table:style-name="ro1">
          <table:table-cell office:value-type="float" office:value="10905126000" calcext:value-type="float">
            <text:p>10905126000</text:p>
          </table:table-cell>
          <table:table-cell office:value-type="float" office:value="5444798775" calcext:value-type="float">
            <text:p>5444798775</text:p>
          </table:table-cell>
          <table:table-cell table:number-columns-repeated="3"/>
        </table:table-row>
        <table:table-row table:style-name="ro1">
          <table:table-cell office:value-type="float" office:value="11085616500" calcext:value-type="float">
            <text:p>11085616500</text:p>
          </table:table-cell>
          <table:table-cell office:value-type="float" office:value="5534805014" calcext:value-type="float">
            <text:p>5534805014</text:p>
          </table:table-cell>
          <table:table-cell table:number-columns-repeated="3"/>
        </table:table-row>
        <table:table-row table:style-name="ro1">
          <table:table-cell office:value-type="float" office:value="11266107000" calcext:value-type="float">
            <text:p>11266107000</text:p>
          </table:table-cell>
          <table:table-cell office:value-type="float" office:value="5625238958" calcext:value-type="float">
            <text:p>5625238958</text:p>
          </table:table-cell>
          <table:table-cell table:number-columns-repeated="3"/>
        </table:table-row>
        <table:table-row table:style-name="ro1">
          <table:table-cell office:value-type="float" office:value="11446597500" calcext:value-type="float">
            <text:p>11446597500</text:p>
          </table:table-cell>
          <table:table-cell office:value-type="float" office:value="5715577985" calcext:value-type="float">
            <text:p>5715577985</text:p>
          </table:table-cell>
          <table:table-cell table:number-columns-repeated="3"/>
        </table:table-row>
        <table:table-row table:style-name="ro1">
          <table:table-cell office:value-type="float" office:value="11627088000" calcext:value-type="float">
            <text:p>11627088000</text:p>
          </table:table-cell>
          <table:table-cell office:value-type="float" office:value="5805227776" calcext:value-type="float">
            <text:p>5805227776</text:p>
          </table:table-cell>
          <table:table-cell table:number-columns-repeated="3"/>
        </table:table-row>
        <table:table-row table:style-name="ro1">
          <table:table-cell office:value-type="float" office:value="11807578500" calcext:value-type="float">
            <text:p>11807578500</text:p>
          </table:table-cell>
          <table:table-cell office:value-type="float" office:value="5895501464" calcext:value-type="float">
            <text:p>5895501464</text:p>
          </table:table-cell>
          <table:table-cell table:number-columns-repeated="3"/>
        </table:table-row>
        <table:table-row table:style-name="ro1">
          <table:table-cell office:value-type="float" office:value="11988069000" calcext:value-type="float">
            <text:p>11988069000</text:p>
          </table:table-cell>
          <table:table-cell office:value-type="float" office:value="5986179577" calcext:value-type="float">
            <text:p>5986179577</text:p>
          </table:table-cell>
          <table:table-cell table:number-columns-repeated="3"/>
        </table:table-row>
        <table:table-row table:style-name="ro1">
          <table:table-cell office:value-type="float" office:value="12168559500" calcext:value-type="float">
            <text:p>12168559500</text:p>
          </table:table-cell>
          <table:table-cell office:value-type="float" office:value="6076428003" calcext:value-type="float">
            <text:p>6076428003</text:p>
          </table:table-cell>
          <table:table-cell table:number-columns-repeated="3"/>
        </table:table-row>
        <table:table-row table:style-name="ro1">
          <table:table-cell office:value-type="float" office:value="12349050000" calcext:value-type="float">
            <text:p>12349050000</text:p>
          </table:table-cell>
          <table:table-cell office:value-type="float" office:value="6166654683" calcext:value-type="float">
            <text:p>6166654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2549040000" calcext:value-type="float">
            <text:p>12549040000</text:p>
          </table:table-cell>
          <table:table-cell office:value-type="float" office:value="6266926721" calcext:value-type="float">
            <text:p>6266926721</text:p>
          </table:table-cell>
          <table:table-cell table:number-columns-repeated="3"/>
        </table:table-row>
        <table:table-row table:style-name="ro1">
          <table:table-cell office:value-type="float" office:value="12749030000" calcext:value-type="float">
            <text:p>12749030000</text:p>
          </table:table-cell>
          <table:table-cell office:value-type="float" office:value="6366974756" calcext:value-type="float">
            <text:p>6366974756</text:p>
          </table:table-cell>
          <table:table-cell table:number-columns-repeated="3"/>
        </table:table-row>
        <table:table-row table:style-name="ro1">
          <table:table-cell office:value-type="float" office:value="12949020000" calcext:value-type="float">
            <text:p>12949020000</text:p>
          </table:table-cell>
          <table:table-cell office:value-type="float" office:value="6467183775" calcext:value-type="float">
            <text:p>6467183775</text:p>
          </table:table-cell>
          <table:table-cell table:number-columns-repeated="3"/>
        </table:table-row>
        <table:table-row table:style-name="ro1">
          <table:table-cell office:value-type="float" office:value="13149010000" calcext:value-type="float">
            <text:p>13149010000</text:p>
          </table:table-cell>
          <table:table-cell office:value-type="float" office:value="6567685098" calcext:value-type="float">
            <text:p>6567685098</text:p>
          </table:table-cell>
          <table:table-cell table:number-columns-repeated="3"/>
        </table:table-row>
        <table:table-row table:style-name="ro1">
          <table:table-cell office:value-type="float" office:value="13349000000" calcext:value-type="float">
            <text:p>13349000000</text:p>
          </table:table-cell>
          <table:table-cell office:value-type="float" office:value="6667930362" calcext:value-type="float">
            <text:p>6667930362</text:p>
          </table:table-cell>
          <table:table-cell table:number-columns-repeated="3"/>
        </table:table-row>
        <table:table-row table:style-name="ro1">
          <table:table-cell office:value-type="float" office:value="13548990000" calcext:value-type="float">
            <text:p>13548990000</text:p>
          </table:table-cell>
          <table:table-cell office:value-type="float" office:value="6767323520" calcext:value-type="float">
            <text:p>6767323520</text:p>
          </table:table-cell>
          <table:table-cell table:number-columns-repeated="3"/>
        </table:table-row>
        <table:table-row table:style-name="ro1">
          <table:table-cell office:value-type="float" office:value="13748980000" calcext:value-type="float">
            <text:p>13748980000</text:p>
          </table:table-cell>
          <table:table-cell office:value-type="float" office:value="6867424317" calcext:value-type="float">
            <text:p>6867424317</text:p>
          </table:table-cell>
          <table:table-cell table:number-columns-repeated="3"/>
        </table:table-row>
        <table:table-row table:style-name="ro1">
          <table:table-cell office:value-type="float" office:value="13948970000" calcext:value-type="float">
            <text:p>13948970000</text:p>
          </table:table-cell>
          <table:table-cell office:value-type="float" office:value="6966710071" calcext:value-type="float">
            <text:p>6966710071</text:p>
          </table:table-cell>
          <table:table-cell table:number-columns-repeated="3"/>
        </table:table-row>
        <table:table-row table:style-name="ro1">
          <table:table-cell office:value-type="float" office:value="14148960000" calcext:value-type="float">
            <text:p>14148960000</text:p>
          </table:table-cell>
          <table:table-cell office:value-type="float" office:value="7066918363" calcext:value-type="float">
            <text:p>7066918363</text:p>
          </table:table-cell>
          <table:table-cell table:number-columns-repeated="3"/>
        </table:table-row>
        <table:table-row table:style-name="ro1">
          <table:table-cell office:value-type="float" office:value="14348950000" calcext:value-type="float">
            <text:p>14348950000</text:p>
          </table:table-cell>
          <table:table-cell office:value-type="float" office:value="7166447087" calcext:value-type="float">
            <text:p>7166447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14569439500" calcext:value-type="float">
            <text:p>14569439500</text:p>
          </table:table-cell>
          <table:table-cell office:value-type="float" office:value="7275824676" calcext:value-type="float">
            <text:p>7275824676</text:p>
          </table:table-cell>
          <table:table-cell table:number-columns-repeated="3"/>
        </table:table-row>
        <table:table-row table:style-name="ro1">
          <table:table-cell office:value-type="float" office:value="14789929000" calcext:value-type="float">
            <text:p>14789929000</text:p>
          </table:table-cell>
          <table:table-cell office:value-type="float" office:value="7384994488" calcext:value-type="float">
            <text:p>7384994488</text:p>
          </table:table-cell>
          <table:table-cell table:number-columns-repeated="3"/>
        </table:table-row>
        <table:table-row table:style-name="ro1">
          <table:table-cell office:value-type="float" office:value="15010418500" calcext:value-type="float">
            <text:p>15010418500</text:p>
          </table:table-cell>
          <table:table-cell office:value-type="float" office:value="7495065294" calcext:value-type="float">
            <text:p>7495065294</text:p>
          </table:table-cell>
          <table:table-cell table:number-columns-repeated="3"/>
        </table:table-row>
        <table:table-row table:style-name="ro1">
          <table:table-cell office:value-type="float" office:value="15230908000" calcext:value-type="float">
            <text:p>15230908000</text:p>
          </table:table-cell>
          <table:table-cell office:value-type="float" office:value="7604901067" calcext:value-type="float">
            <text:p>7604901067</text:p>
          </table:table-cell>
          <table:table-cell table:number-columns-repeated="3"/>
        </table:table-row>
        <table:table-row table:style-name="ro1">
          <table:table-cell office:value-type="float" office:value="15451397500" calcext:value-type="float">
            <text:p>15451397500</text:p>
          </table:table-cell>
          <table:table-cell office:value-type="float" office:value="7714915979" calcext:value-type="float">
            <text:p>7714915979</text:p>
          </table:table-cell>
          <table:table-cell table:number-columns-repeated="3"/>
        </table:table-row>
        <table:table-row table:style-name="ro1">
          <table:table-cell office:value-type="float" office:value="15671887000" calcext:value-type="float">
            <text:p>15671887000</text:p>
          </table:table-cell>
          <table:table-cell office:value-type="float" office:value="7825011654" calcext:value-type="float">
            <text:p>7825011654</text:p>
          </table:table-cell>
          <table:table-cell table:number-columns-repeated="3"/>
        </table:table-row>
        <table:table-row table:style-name="ro1">
          <table:table-cell office:value-type="float" office:value="15892376500" calcext:value-type="float">
            <text:p>15892376500</text:p>
          </table:table-cell>
          <table:table-cell office:value-type="float" office:value="7935696362" calcext:value-type="float">
            <text:p>7935696362</text:p>
          </table:table-cell>
          <table:table-cell table:number-columns-repeated="3"/>
        </table:table-row>
        <table:table-row table:style-name="ro1">
          <table:table-cell office:value-type="float" office:value="16112866000" calcext:value-type="float">
            <text:p>16112866000</text:p>
          </table:table-cell>
          <table:table-cell office:value-type="float" office:value="8046047735" calcext:value-type="float">
            <text:p>8046047735</text:p>
          </table:table-cell>
          <table:table-cell table:number-columns-repeated="3"/>
        </table:table-row>
        <table:table-row table:style-name="ro1">
          <table:table-cell office:value-type="float" office:value="16333355500" calcext:value-type="float">
            <text:p>16333355500</text:p>
          </table:table-cell>
          <table:table-cell office:value-type="float" office:value="8156805335" calcext:value-type="float">
            <text:p>8156805335</text:p>
          </table:table-cell>
          <table:table-cell table:number-columns-repeated="3"/>
        </table:table-row>
        <table:table-row table:style-name="ro1">
          <table:table-cell office:value-type="float" office:value="16553845000" calcext:value-type="float">
            <text:p>16553845000</text:p>
          </table:table-cell>
          <table:table-cell office:value-type="float" office:value="8267231226" calcext:value-type="float">
            <text:p>8267231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16795834000" calcext:value-type="float">
            <text:p>16795834000</text:p>
          </table:table-cell>
          <table:table-cell office:value-type="float" office:value="8387617105" calcext:value-type="float">
            <text:p>8387617105</text:p>
          </table:table-cell>
          <table:table-cell table:number-columns-repeated="3"/>
        </table:table-row>
        <table:table-row table:style-name="ro1">
          <table:table-cell office:value-type="float" office:value="17037823000" calcext:value-type="float">
            <text:p>17037823000</text:p>
          </table:table-cell>
          <table:table-cell office:value-type="float" office:value="8507753454" calcext:value-type="float">
            <text:p>8507753454</text:p>
          </table:table-cell>
          <table:table-cell table:number-columns-repeated="3"/>
        </table:table-row>
        <table:table-row table:style-name="ro1">
          <table:table-cell office:value-type="float" office:value="17279812000" calcext:value-type="float">
            <text:p>17279812000</text:p>
          </table:table-cell>
          <table:table-cell office:value-type="float" office:value="8629269414" calcext:value-type="float">
            <text:p>8629269414</text:p>
          </table:table-cell>
          <table:table-cell table:number-columns-repeated="3"/>
        </table:table-row>
        <table:table-row table:style-name="ro1">
          <table:table-cell office:value-type="float" office:value="17521801000" calcext:value-type="float">
            <text:p>17521801000</text:p>
          </table:table-cell>
          <table:table-cell office:value-type="float" office:value="8749597711" calcext:value-type="float">
            <text:p>8749597711</text:p>
          </table:table-cell>
          <table:table-cell table:number-columns-repeated="3"/>
        </table:table-row>
        <table:table-row table:style-name="ro1">
          <table:table-cell office:value-type="float" office:value="17763790000" calcext:value-type="float">
            <text:p>17763790000</text:p>
          </table:table-cell>
          <table:table-cell office:value-type="float" office:value="8870573381" calcext:value-type="float">
            <text:p>8870573381</text:p>
          </table:table-cell>
          <table:table-cell table:number-columns-repeated="3"/>
        </table:table-row>
        <table:table-row table:style-name="ro1">
          <table:table-cell office:value-type="float" office:value="18005779000" calcext:value-type="float">
            <text:p>18005779000</text:p>
          </table:table-cell>
          <table:table-cell office:value-type="float" office:value="8991490390" calcext:value-type="float">
            <text:p>8991490390</text:p>
          </table:table-cell>
          <table:table-cell table:number-columns-repeated="3"/>
        </table:table-row>
        <table:table-row table:style-name="ro1">
          <table:table-cell office:value-type="float" office:value="18247768000" calcext:value-type="float">
            <text:p>18247768000</text:p>
          </table:table-cell>
          <table:table-cell office:value-type="float" office:value="9112397569" calcext:value-type="float">
            <text:p>9112397569</text:p>
          </table:table-cell>
          <table:table-cell table:number-columns-repeated="3"/>
        </table:table-row>
        <table:table-row table:style-name="ro1">
          <table:table-cell office:value-type="float" office:value="18489757000" calcext:value-type="float">
            <text:p>18489757000</text:p>
          </table:table-cell>
          <table:table-cell office:value-type="float" office:value="9234037295" calcext:value-type="float">
            <text:p>9234037295</text:p>
          </table:table-cell>
          <table:table-cell table:number-columns-repeated="3"/>
        </table:table-row>
        <table:table-row table:style-name="ro1">
          <table:table-cell office:value-type="float" office:value="18731746000" calcext:value-type="float">
            <text:p>18731746000</text:p>
          </table:table-cell>
          <table:table-cell office:value-type="float" office:value="9354696179" calcext:value-type="float">
            <text:p>9354696179</text:p>
          </table:table-cell>
          <table:table-cell table:number-columns-repeated="3"/>
        </table:table-row>
        <table:table-row table:style-name="ro1">
          <table:table-cell office:value-type="float" office:value="18973735000" calcext:value-type="float">
            <text:p>18973735000</text:p>
          </table:table-cell>
          <table:table-cell office:value-type="float" office:value="9475323707" calcext:value-type="float">
            <text:p>9475323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float" office:value="19238223500" calcext:value-type="float">
            <text:p>19238223500</text:p>
          </table:table-cell>
          <table:table-cell office:value-type="float" office:value="9607024420" calcext:value-type="float">
            <text:p>9607024420</text:p>
          </table:table-cell>
          <table:table-cell table:number-columns-repeated="3"/>
        </table:table-row>
        <table:table-row table:style-name="ro1">
          <table:table-cell office:value-type="float" office:value="19502712000" calcext:value-type="float">
            <text:p>19502712000</text:p>
          </table:table-cell>
          <table:table-cell office:value-type="float" office:value="9738244977" calcext:value-type="float">
            <text:p>9738244977</text:p>
          </table:table-cell>
          <table:table-cell table:number-columns-repeated="3"/>
        </table:table-row>
        <table:table-row table:style-name="ro1">
          <table:table-cell office:value-type="float" office:value="19767200500" calcext:value-type="float">
            <text:p>19767200500</text:p>
          </table:table-cell>
          <table:table-cell office:value-type="float" office:value="9869451635" calcext:value-type="float">
            <text:p>9869451635</text:p>
          </table:table-cell>
          <table:table-cell table:number-columns-repeated="3"/>
        </table:table-row>
        <table:table-row table:style-name="ro1">
          <table:table-cell office:value-type="float" office:value="20031689000" calcext:value-type="float">
            <text:p>20031689000</text:p>
          </table:table-cell>
          <table:table-cell office:value-type="float" office:value="10000974762" calcext:value-type="float">
            <text:p>10000974762</text:p>
          </table:table-cell>
          <table:table-cell table:number-columns-repeated="3"/>
        </table:table-row>
        <table:table-row table:style-name="ro1">
          <table:table-cell office:value-type="float" office:value="20296177500" calcext:value-type="float">
            <text:p>20296177500</text:p>
          </table:table-cell>
          <table:table-cell office:value-type="float" office:value="10133004788" calcext:value-type="float">
            <text:p>10133004788</text:p>
          </table:table-cell>
          <table:table-cell table:number-columns-repeated="3"/>
        </table:table-row>
        <table:table-row table:style-name="ro1">
          <table:table-cell office:value-type="float" office:value="20560666000" calcext:value-type="float">
            <text:p>20560666000</text:p>
          </table:table-cell>
          <table:table-cell office:value-type="float" office:value="10265916609" calcext:value-type="float">
            <text:p>10265916609</text:p>
          </table:table-cell>
          <table:table-cell table:number-columns-repeated="3"/>
        </table:table-row>
        <table:table-row table:style-name="ro1">
          <table:table-cell office:value-type="float" office:value="20825154500" calcext:value-type="float">
            <text:p>20825154500</text:p>
          </table:table-cell>
          <table:table-cell office:value-type="float" office:value="10398306448" calcext:value-type="float">
            <text:p>10398306448</text:p>
          </table:table-cell>
          <table:table-cell table:number-columns-repeated="3"/>
        </table:table-row>
        <table:table-row table:style-name="ro1">
          <table:table-cell office:value-type="float" office:value="21089643000" calcext:value-type="float">
            <text:p>21089643000</text:p>
          </table:table-cell>
          <table:table-cell office:value-type="float" office:value="10531663448" calcext:value-type="float">
            <text:p>10531663448</text:p>
          </table:table-cell>
          <table:table-cell table:number-columns-repeated="3"/>
        </table:table-row>
        <table:table-row table:style-name="ro1">
          <table:table-cell office:value-type="float" office:value="21354131500" calcext:value-type="float">
            <text:p>21354131500</text:p>
          </table:table-cell>
          <table:table-cell office:value-type="float" office:value="10663585587" calcext:value-type="float">
            <text:p>10663585587</text:p>
          </table:table-cell>
          <table:table-cell table:number-columns-repeated="3"/>
        </table:table-row>
        <table:table-row table:style-name="ro1">
          <table:table-cell office:value-type="float" office:value="21618620000" calcext:value-type="float">
            <text:p>21618620000</text:p>
          </table:table-cell>
          <table:table-cell office:value-type="float" office:value="10797293871" calcext:value-type="float">
            <text:p>1079729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21906608000" calcext:value-type="float">
            <text:p>21906608000</text:p>
          </table:table-cell>
          <table:table-cell office:value-type="float" office:value="10941673398" calcext:value-type="float">
            <text:p>10941673398</text:p>
          </table:table-cell>
          <table:table-cell table:number-columns-repeated="3"/>
        </table:table-row>
        <table:table-row table:style-name="ro1">
          <table:table-cell office:value-type="float" office:value="22194596000" calcext:value-type="float">
            <text:p>22194596000</text:p>
          </table:table-cell>
          <table:table-cell office:value-type="float" office:value="11086430569" calcext:value-type="float">
            <text:p>11086430569</text:p>
          </table:table-cell>
          <table:table-cell table:number-columns-repeated="3"/>
        </table:table-row>
        <table:table-row table:style-name="ro1">
          <table:table-cell office:value-type="float" office:value="22482584000" calcext:value-type="float">
            <text:p>22482584000</text:p>
          </table:table-cell>
          <table:table-cell office:value-type="float" office:value="11230084293" calcext:value-type="float">
            <text:p>11230084293</text:p>
          </table:table-cell>
          <table:table-cell table:number-columns-repeated="3"/>
        </table:table-row>
        <table:table-row table:style-name="ro1">
          <table:table-cell office:value-type="float" office:value="22770572000" calcext:value-type="float">
            <text:p>22770572000</text:p>
          </table:table-cell>
          <table:table-cell office:value-type="float" office:value="11373841172" calcext:value-type="float">
            <text:p>11373841172</text:p>
          </table:table-cell>
          <table:table-cell table:number-columns-repeated="3"/>
        </table:table-row>
        <table:table-row table:style-name="ro1">
          <table:table-cell office:value-type="float" office:value="23058560000" calcext:value-type="float">
            <text:p>23058560000</text:p>
          </table:table-cell>
          <table:table-cell office:value-type="float" office:value="11517846192" calcext:value-type="float">
            <text:p>11517846192</text:p>
          </table:table-cell>
          <table:table-cell table:number-columns-repeated="3"/>
        </table:table-row>
        <table:table-row table:style-name="ro1">
          <table:table-cell office:value-type="float" office:value="23346548000" calcext:value-type="float">
            <text:p>23346548000</text:p>
          </table:table-cell>
          <table:table-cell office:value-type="float" office:value="11661468708" calcext:value-type="float">
            <text:p>11661468708</text:p>
          </table:table-cell>
          <table:table-cell table:number-columns-repeated="3"/>
        </table:table-row>
        <table:table-row table:style-name="ro1">
          <table:table-cell office:value-type="float" office:value="23634536000" calcext:value-type="float">
            <text:p>23634536000</text:p>
          </table:table-cell>
          <table:table-cell office:value-type="float" office:value="11805139723" calcext:value-type="float">
            <text:p>11805139723</text:p>
          </table:table-cell>
          <table:table-cell table:number-columns-repeated="3"/>
        </table:table-row>
        <table:table-row table:style-name="ro1">
          <table:table-cell office:value-type="float" office:value="23922524000" calcext:value-type="float">
            <text:p>23922524000</text:p>
          </table:table-cell>
          <table:table-cell office:value-type="float" office:value="11948794786" calcext:value-type="float">
            <text:p>11948794786</text:p>
          </table:table-cell>
          <table:table-cell table:number-columns-repeated="3"/>
        </table:table-row>
        <table:table-row table:style-name="ro1">
          <table:table-cell office:value-type="float" office:value="24210512000" calcext:value-type="float">
            <text:p>24210512000</text:p>
          </table:table-cell>
          <table:table-cell office:value-type="float" office:value="12093648204" calcext:value-type="float">
            <text:p>12093648204</text:p>
          </table:table-cell>
          <table:table-cell table:number-columns-repeated="3"/>
        </table:table-row>
        <table:table-row table:style-name="ro1">
          <table:table-cell office:value-type="float" office:value="24498500000" calcext:value-type="float">
            <text:p>24498500000</text:p>
          </table:table-cell>
          <table:table-cell office:value-type="float" office:value="12237612637" calcext:value-type="float">
            <text:p>122376126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4810987500" calcext:value-type="float">
            <text:p>24810987500</text:p>
          </table:table-cell>
          <table:table-cell office:value-type="float" office:value="12393996025" calcext:value-type="float">
            <text:p>12393996025</text:p>
          </table:table-cell>
          <table:table-cell table:number-columns-repeated="3"/>
        </table:table-row>
        <table:table-row table:style-name="ro1">
          <table:table-cell office:value-type="float" office:value="25123475000" calcext:value-type="float">
            <text:p>25123475000</text:p>
          </table:table-cell>
          <table:table-cell office:value-type="float" office:value="12550121224" calcext:value-type="float">
            <text:p>12550121224</text:p>
          </table:table-cell>
          <table:table-cell table:number-columns-repeated="3"/>
        </table:table-row>
        <table:table-row table:style-name="ro1">
          <table:table-cell office:value-type="float" office:value="25435962500" calcext:value-type="float">
            <text:p>25435962500</text:p>
          </table:table-cell>
          <table:table-cell office:value-type="float" office:value="12706051698" calcext:value-type="float">
            <text:p>12706051698</text:p>
          </table:table-cell>
          <table:table-cell table:number-columns-repeated="3"/>
        </table:table-row>
        <table:table-row table:style-name="ro1">
          <table:table-cell office:value-type="float" office:value="25748450000" calcext:value-type="float">
            <text:p>25748450000</text:p>
          </table:table-cell>
          <table:table-cell office:value-type="float" office:value="12862404348" calcext:value-type="float">
            <text:p>12862404348</text:p>
          </table:table-cell>
          <table:table-cell table:number-columns-repeated="3"/>
        </table:table-row>
        <table:table-row table:style-name="ro1">
          <table:table-cell office:value-type="float" office:value="26060937500" calcext:value-type="float">
            <text:p>26060937500</text:p>
          </table:table-cell>
          <table:table-cell office:value-type="float" office:value="13017775451" calcext:value-type="float">
            <text:p>13017775451</text:p>
          </table:table-cell>
          <table:table-cell table:number-columns-repeated="3"/>
        </table:table-row>
        <table:table-row table:style-name="ro1">
          <table:table-cell office:value-type="float" office:value="26373425000" calcext:value-type="float">
            <text:p>26373425000</text:p>
          </table:table-cell>
          <table:table-cell office:value-type="float" office:value="13172997147" calcext:value-type="float">
            <text:p>13172997147</text:p>
          </table:table-cell>
          <table:table-cell table:number-columns-repeated="3"/>
        </table:table-row>
        <table:table-row table:style-name="ro1">
          <table:table-cell office:value-type="float" office:value="26685912500" calcext:value-type="float">
            <text:p>26685912500</text:p>
          </table:table-cell>
          <table:table-cell office:value-type="float" office:value="13328362938" calcext:value-type="float">
            <text:p>13328362938</text:p>
          </table:table-cell>
          <table:table-cell table:number-columns-repeated="3"/>
        </table:table-row>
        <table:table-row table:style-name="ro1">
          <table:table-cell office:value-type="float" office:value="26998400000" calcext:value-type="float">
            <text:p>26998400000</text:p>
          </table:table-cell>
          <table:table-cell office:value-type="float" office:value="13484073322" calcext:value-type="float">
            <text:p>13484073322</text:p>
          </table:table-cell>
          <table:table-cell table:number-columns-repeated="3"/>
        </table:table-row>
        <table:table-row table:style-name="ro1">
          <table:table-cell office:value-type="float" office:value="27310887500" calcext:value-type="float">
            <text:p>27310887500</text:p>
          </table:table-cell>
          <table:table-cell office:value-type="float" office:value="13640012904" calcext:value-type="float">
            <text:p>13640012904</text:p>
          </table:table-cell>
          <table:table-cell table:number-columns-repeated="3"/>
        </table:table-row>
        <table:table-row table:style-name="ro1">
          <table:table-cell office:value-type="float" office:value="27623375000" calcext:value-type="float">
            <text:p>27623375000</text:p>
          </table:table-cell>
          <table:table-cell office:value-type="float" office:value="13797323693" calcext:value-type="float">
            <text:p>13797323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27961362000" calcext:value-type="float">
            <text:p>27961362000</text:p>
          </table:table-cell>
          <table:table-cell office:value-type="float" office:value="13966055279" calcext:value-type="float">
            <text:p>13966055279</text:p>
          </table:table-cell>
          <table:table-cell table:number-columns-repeated="3"/>
        </table:table-row>
        <table:table-row table:style-name="ro1">
          <table:table-cell office:value-type="float" office:value="28299349000" calcext:value-type="float">
            <text:p>28299349000</text:p>
          </table:table-cell>
          <table:table-cell office:value-type="float" office:value="14134199491" calcext:value-type="float">
            <text:p>14134199491</text:p>
          </table:table-cell>
          <table:table-cell table:number-columns-repeated="3"/>
        </table:table-row>
        <table:table-row table:style-name="ro1">
          <table:table-cell office:value-type="float" office:value="28637336000" calcext:value-type="float">
            <text:p>28637336000</text:p>
          </table:table-cell>
          <table:table-cell office:value-type="float" office:value="14302791845" calcext:value-type="float">
            <text:p>14302791845</text:p>
          </table:table-cell>
          <table:table-cell table:number-columns-repeated="3"/>
        </table:table-row>
        <table:table-row table:style-name="ro1">
          <table:table-cell office:value-type="float" office:value="28975323000" calcext:value-type="float">
            <text:p>28975323000</text:p>
          </table:table-cell>
          <table:table-cell office:value-type="float" office:value="14471212011" calcext:value-type="float">
            <text:p>14471212011</text:p>
          </table:table-cell>
          <table:table-cell table:number-columns-repeated="3"/>
        </table:table-row>
        <table:table-row table:style-name="ro1">
          <table:table-cell office:value-type="float" office:value="29313310000" calcext:value-type="float">
            <text:p>29313310000</text:p>
          </table:table-cell>
          <table:table-cell office:value-type="float" office:value="14639784099" calcext:value-type="float">
            <text:p>14639784099</text:p>
          </table:table-cell>
          <table:table-cell table:number-columns-repeated="3"/>
        </table:table-row>
        <table:table-row table:style-name="ro1">
          <table:table-cell office:value-type="float" office:value="29651297000" calcext:value-type="float">
            <text:p>29651297000</text:p>
          </table:table-cell>
          <table:table-cell office:value-type="float" office:value="14808764778" calcext:value-type="float">
            <text:p>14808764778</text:p>
          </table:table-cell>
          <table:table-cell table:number-columns-repeated="3"/>
        </table:table-row>
        <table:table-row table:style-name="ro1">
          <table:table-cell office:value-type="float" office:value="29989284000" calcext:value-type="float">
            <text:p>29989284000</text:p>
          </table:table-cell>
          <table:table-cell office:value-type="float" office:value="14976539112" calcext:value-type="float">
            <text:p>14976539112</text:p>
          </table:table-cell>
          <table:table-cell table:number-columns-repeated="3"/>
        </table:table-row>
        <table:table-row table:style-name="ro1">
          <table:table-cell office:value-type="float" office:value="30327271000" calcext:value-type="float">
            <text:p>30327271000</text:p>
          </table:table-cell>
          <table:table-cell office:value-type="float" office:value="15145207786" calcext:value-type="float">
            <text:p>15145207786</text:p>
          </table:table-cell>
          <table:table-cell table:number-columns-repeated="3"/>
        </table:table-row>
        <table:table-row table:style-name="ro1">
          <table:table-cell office:value-type="float" office:value="30665258000" calcext:value-type="float">
            <text:p>30665258000</text:p>
          </table:table-cell>
          <table:table-cell office:value-type="float" office:value="15313916203" calcext:value-type="float">
            <text:p>15313916203</text:p>
          </table:table-cell>
          <table:table-cell table:number-columns-repeated="3"/>
        </table:table-row>
        <table:table-row table:style-name="ro1">
          <table:table-cell office:value-type="float" office:value="31003245000" calcext:value-type="float">
            <text:p>31003245000</text:p>
          </table:table-cell>
          <table:table-cell office:value-type="float" office:value="15481384867" calcext:value-type="float">
            <text:p>154813848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31367731500" calcext:value-type="float">
            <text:p>31367731500</text:p>
          </table:table-cell>
          <table:table-cell office:value-type="float" office:value="15662816254" calcext:value-type="float">
            <text:p>15662816254</text:p>
          </table:table-cell>
          <table:table-cell table:number-columns-repeated="3"/>
        </table:table-row>
        <table:table-row table:style-name="ro1">
          <table:table-cell office:value-type="float" office:value="31732218000" calcext:value-type="float">
            <text:p>31732218000</text:p>
          </table:table-cell>
          <table:table-cell office:value-type="float" office:value="15844991240" calcext:value-type="float">
            <text:p>15844991240</text:p>
          </table:table-cell>
          <table:table-cell table:number-columns-repeated="3"/>
        </table:table-row>
        <table:table-row table:style-name="ro1">
          <table:table-cell office:value-type="float" office:value="32096704500" calcext:value-type="float">
            <text:p>32096704500</text:p>
          </table:table-cell>
          <table:table-cell office:value-type="float" office:value="16027158573" calcext:value-type="float">
            <text:p>16027158573</text:p>
          </table:table-cell>
          <table:table-cell table:number-columns-repeated="3"/>
        </table:table-row>
        <table:table-row table:style-name="ro1">
          <table:table-cell office:value-type="float" office:value="32461191000" calcext:value-type="float">
            <text:p>32461191000</text:p>
          </table:table-cell>
          <table:table-cell office:value-type="float" office:value="16209534698" calcext:value-type="float">
            <text:p>16209534698</text:p>
          </table:table-cell>
          <table:table-cell table:number-columns-repeated="3"/>
        </table:table-row>
        <table:table-row table:style-name="ro1">
          <table:table-cell office:value-type="float" office:value="32825677500" calcext:value-type="float">
            <text:p>32825677500</text:p>
          </table:table-cell>
          <table:table-cell office:value-type="float" office:value="16390604712" calcext:value-type="float">
            <text:p>16390604712</text:p>
          </table:table-cell>
          <table:table-cell table:number-columns-repeated="3"/>
        </table:table-row>
        <table:table-row table:style-name="ro1">
          <table:table-cell office:value-type="float" office:value="33190164000" calcext:value-type="float">
            <text:p>33190164000</text:p>
          </table:table-cell>
          <table:table-cell office:value-type="float" office:value="16571945243" calcext:value-type="float">
            <text:p>16571945243</text:p>
          </table:table-cell>
          <table:table-cell table:number-columns-repeated="3"/>
        </table:table-row>
        <table:table-row table:style-name="ro1">
          <table:table-cell office:value-type="float" office:value="33554650500" calcext:value-type="float">
            <text:p>33554650500</text:p>
          </table:table-cell>
          <table:table-cell office:value-type="float" office:value="16754543145" calcext:value-type="float">
            <text:p>16754543145</text:p>
          </table:table-cell>
          <table:table-cell table:number-columns-repeated="3"/>
        </table:table-row>
        <table:table-row table:style-name="ro1">
          <table:table-cell office:value-type="float" office:value="33919137000" calcext:value-type="float">
            <text:p>33919137000</text:p>
          </table:table-cell>
          <table:table-cell office:value-type="float" office:value="16936400029" calcext:value-type="float">
            <text:p>16936400029</text:p>
          </table:table-cell>
          <table:table-cell table:number-columns-repeated="3"/>
        </table:table-row>
        <table:table-row table:style-name="ro1">
          <table:table-cell office:value-type="float" office:value="34283623500" calcext:value-type="float">
            <text:p>34283623500</text:p>
          </table:table-cell>
          <table:table-cell office:value-type="float" office:value="17119124389" calcext:value-type="float">
            <text:p>17119124389</text:p>
          </table:table-cell>
          <table:table-cell table:number-columns-repeated="3"/>
        </table:table-row>
        <table:table-row table:style-name="ro1">
          <table:table-cell office:value-type="float" office:value="34648110000" calcext:value-type="float">
            <text:p>34648110000</text:p>
          </table:table-cell>
          <table:table-cell office:value-type="float" office:value="17301271045" calcext:value-type="float">
            <text:p>17301271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35040096000" calcext:value-type="float">
            <text:p>35040096000</text:p>
          </table:table-cell>
          <table:table-cell office:value-type="float" office:value="17496590984" calcext:value-type="float">
            <text:p>17496590984</text:p>
          </table:table-cell>
          <table:table-cell table:number-columns-repeated="3"/>
        </table:table-row>
        <table:table-row table:style-name="ro1">
          <table:table-cell office:value-type="float" office:value="35432082000" calcext:value-type="float">
            <text:p>35432082000</text:p>
          </table:table-cell>
          <table:table-cell office:value-type="float" office:value="17692219254" calcext:value-type="float">
            <text:p>17692219254</text:p>
          </table:table-cell>
          <table:table-cell table:number-columns-repeated="3"/>
        </table:table-row>
        <table:table-row table:style-name="ro1">
          <table:table-cell office:value-type="float" office:value="35824068000" calcext:value-type="float">
            <text:p>35824068000</text:p>
          </table:table-cell>
          <table:table-cell office:value-type="float" office:value="17888146611" calcext:value-type="float">
            <text:p>17888146611</text:p>
          </table:table-cell>
          <table:table-cell table:number-columns-repeated="3"/>
        </table:table-row>
        <table:table-row table:style-name="ro1">
          <table:table-cell office:value-type="float" office:value="36216054000" calcext:value-type="float">
            <text:p>36216054000</text:p>
          </table:table-cell>
          <table:table-cell office:value-type="float" office:value="18084260310" calcext:value-type="float">
            <text:p>18084260310</text:p>
          </table:table-cell>
          <table:table-cell table:number-columns-repeated="3"/>
        </table:table-row>
        <table:table-row table:style-name="ro1">
          <table:table-cell office:value-type="float" office:value="36608040000" calcext:value-type="float">
            <text:p>36608040000</text:p>
          </table:table-cell>
          <table:table-cell office:value-type="float" office:value="18278883615" calcext:value-type="float">
            <text:p>18278883615</text:p>
          </table:table-cell>
          <table:table-cell table:number-columns-repeated="3"/>
        </table:table-row>
        <table:table-row table:style-name="ro1">
          <table:table-cell office:value-type="float" office:value="37000026000" calcext:value-type="float">
            <text:p>37000026000</text:p>
          </table:table-cell>
          <table:table-cell office:value-type="float" office:value="18474536755" calcext:value-type="float">
            <text:p>18474536755</text:p>
          </table:table-cell>
          <table:table-cell table:number-columns-repeated="3"/>
        </table:table-row>
        <table:table-row table:style-name="ro1">
          <table:table-cell office:value-type="float" office:value="37392012000" calcext:value-type="float">
            <text:p>37392012000</text:p>
          </table:table-cell>
          <table:table-cell office:value-type="float" office:value="18671285875" calcext:value-type="float">
            <text:p>18671285875</text:p>
          </table:table-cell>
          <table:table-cell table:number-columns-repeated="3"/>
        </table:table-row>
        <table:table-row table:style-name="ro1">
          <table:table-cell office:value-type="float" office:value="37783998000" calcext:value-type="float">
            <text:p>37783998000</text:p>
          </table:table-cell>
          <table:table-cell office:value-type="float" office:value="18867287521" calcext:value-type="float">
            <text:p>18867287521</text:p>
          </table:table-cell>
          <table:table-cell table:number-columns-repeated="3"/>
        </table:table-row>
        <table:table-row table:style-name="ro1">
          <table:table-cell office:value-type="float" office:value="38175984000" calcext:value-type="float">
            <text:p>38175984000</text:p>
          </table:table-cell>
          <table:table-cell office:value-type="float" office:value="19062498875" calcext:value-type="float">
            <text:p>19062498875</text:p>
          </table:table-cell>
          <table:table-cell table:number-columns-repeated="3"/>
        </table:table-row>
        <table:table-row table:style-name="ro1">
          <table:table-cell office:value-type="float" office:value="38567970000" calcext:value-type="float">
            <text:p>38567970000</text:p>
          </table:table-cell>
          <table:table-cell office:value-type="float" office:value="19259051329" calcext:value-type="float">
            <text:p>19259051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1">
          <table:table-cell office:value-type="float" office:value="38988455500" calcext:value-type="float">
            <text:p>38988455500</text:p>
          </table:table-cell>
          <table:table-cell office:value-type="float" office:value="19468739421" calcext:value-type="float">
            <text:p>19468739421</text:p>
          </table:table-cell>
          <table:table-cell table:number-columns-repeated="3"/>
        </table:table-row>
        <table:table-row table:style-name="ro1">
          <table:table-cell office:value-type="float" office:value="39408941000" calcext:value-type="float">
            <text:p>39408941000</text:p>
          </table:table-cell>
          <table:table-cell office:value-type="float" office:value="19678603453" calcext:value-type="float">
            <text:p>19678603453</text:p>
          </table:table-cell>
          <table:table-cell table:number-columns-repeated="3"/>
        </table:table-row>
        <table:table-row table:style-name="ro1">
          <table:table-cell office:value-type="float" office:value="39829426500" calcext:value-type="float">
            <text:p>39829426500</text:p>
          </table:table-cell>
          <table:table-cell office:value-type="float" office:value="19887273820" calcext:value-type="float">
            <text:p>19887273820</text:p>
          </table:table-cell>
          <table:table-cell table:number-columns-repeated="3"/>
        </table:table-row>
        <table:table-row table:style-name="ro1">
          <table:table-cell office:value-type="float" office:value="40249912000" calcext:value-type="float">
            <text:p>40249912000</text:p>
          </table:table-cell>
          <table:table-cell office:value-type="float" office:value="20096320961" calcext:value-type="float">
            <text:p>20096320961</text:p>
          </table:table-cell>
          <table:table-cell table:number-columns-repeated="3"/>
        </table:table-row>
        <table:table-row table:style-name="ro1">
          <table:table-cell office:value-type="float" office:value="40670397500" calcext:value-type="float">
            <text:p>40670397500</text:p>
          </table:table-cell>
          <table:table-cell office:value-type="float" office:value="20306517891" calcext:value-type="float">
            <text:p>20306517891</text:p>
          </table:table-cell>
          <table:table-cell table:number-columns-repeated="3"/>
        </table:table-row>
        <table:table-row table:style-name="ro1">
          <table:table-cell office:value-type="float" office:value="41090883000" calcext:value-type="float">
            <text:p>41090883000</text:p>
          </table:table-cell>
          <table:table-cell office:value-type="float" office:value="20516020585" calcext:value-type="float">
            <text:p>20516020585</text:p>
          </table:table-cell>
          <table:table-cell table:number-columns-repeated="3"/>
        </table:table-row>
        <table:table-row table:style-name="ro1">
          <table:table-cell office:value-type="float" office:value="41511368500" calcext:value-type="float">
            <text:p>41511368500</text:p>
          </table:table-cell>
          <table:table-cell office:value-type="float" office:value="20725806267" calcext:value-type="float">
            <text:p>20725806267</text:p>
          </table:table-cell>
          <table:table-cell table:number-columns-repeated="3"/>
        </table:table-row>
        <table:table-row table:style-name="ro1">
          <table:table-cell office:value-type="float" office:value="41931854000" calcext:value-type="float">
            <text:p>41931854000</text:p>
          </table:table-cell>
          <table:table-cell office:value-type="float" office:value="20935972214" calcext:value-type="float">
            <text:p>20935972214</text:p>
          </table:table-cell>
          <table:table-cell table:number-columns-repeated="3"/>
        </table:table-row>
        <table:table-row table:style-name="ro1">
          <table:table-cell office:value-type="float" office:value="42352339500" calcext:value-type="float">
            <text:p>42352339500</text:p>
          </table:table-cell>
          <table:table-cell office:value-type="float" office:value="21146636613" calcext:value-type="float">
            <text:p>21146636613</text:p>
          </table:table-cell>
          <table:table-cell table:number-columns-repeated="3"/>
        </table:table-row>
        <table:table-row table:style-name="ro1">
          <table:table-cell office:value-type="float" office:value="42772825000" calcext:value-type="float">
            <text:p>42772825000</text:p>
          </table:table-cell>
          <table:table-cell office:value-type="float" office:value="21355363758" calcext:value-type="float">
            <text:p>21355363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43222810000" calcext:value-type="float">
            <text:p>43222810000</text:p>
          </table:table-cell>
          <table:table-cell office:value-type="float" office:value="21581852746" calcext:value-type="float">
            <text:p>21581852746</text:p>
          </table:table-cell>
          <table:table-cell table:number-columns-repeated="3"/>
        </table:table-row>
        <table:table-row table:style-name="ro1">
          <table:table-cell office:value-type="float" office:value="43672795000" calcext:value-type="float">
            <text:p>43672795000</text:p>
          </table:table-cell>
          <table:table-cell office:value-type="float" office:value="21808096293" calcext:value-type="float">
            <text:p>21808096293</text:p>
          </table:table-cell>
          <table:table-cell table:number-columns-repeated="3"/>
        </table:table-row>
        <table:table-row table:style-name="ro1">
          <table:table-cell office:value-type="float" office:value="44122780000" calcext:value-type="float">
            <text:p>44122780000</text:p>
          </table:table-cell>
          <table:table-cell office:value-type="float" office:value="22030689686" calcext:value-type="float">
            <text:p>22030689686</text:p>
          </table:table-cell>
          <table:table-cell table:number-columns-repeated="3"/>
        </table:table-row>
        <table:table-row table:style-name="ro1">
          <table:table-cell office:value-type="float" office:value="44572765000" calcext:value-type="float">
            <text:p>44572765000</text:p>
          </table:table-cell>
          <table:table-cell office:value-type="float" office:value="22256994807" calcext:value-type="float">
            <text:p>22256994807</text:p>
          </table:table-cell>
          <table:table-cell table:number-columns-repeated="3"/>
        </table:table-row>
        <table:table-row table:style-name="ro1">
          <table:table-cell office:value-type="float" office:value="45022750000" calcext:value-type="float">
            <text:p>45022750000</text:p>
          </table:table-cell>
          <table:table-cell office:value-type="float" office:value="22481521193" calcext:value-type="float">
            <text:p>22481521193</text:p>
          </table:table-cell>
          <table:table-cell table:number-columns-repeated="3"/>
        </table:table-row>
        <table:table-row table:style-name="ro1">
          <table:table-cell office:value-type="float" office:value="45472735000" calcext:value-type="float">
            <text:p>45472735000</text:p>
          </table:table-cell>
          <table:table-cell office:value-type="float" office:value="22706794370" calcext:value-type="float">
            <text:p>22706794370</text:p>
          </table:table-cell>
          <table:table-cell table:number-columns-repeated="3"/>
        </table:table-row>
        <table:table-row table:style-name="ro1">
          <table:table-cell office:value-type="float" office:value="45922720000" calcext:value-type="float">
            <text:p>45922720000</text:p>
          </table:table-cell>
          <table:table-cell office:value-type="float" office:value="22930764534" calcext:value-type="float">
            <text:p>22930764534</text:p>
          </table:table-cell>
          <table:table-cell table:number-columns-repeated="3"/>
        </table:table-row>
        <table:table-row table:style-name="ro1">
          <table:table-cell office:value-type="float" office:value="46372705000" calcext:value-type="float">
            <text:p>46372705000</text:p>
          </table:table-cell>
          <table:table-cell office:value-type="float" office:value="23155231808" calcext:value-type="float">
            <text:p>23155231808</text:p>
          </table:table-cell>
          <table:table-cell table:number-columns-repeated="3"/>
        </table:table-row>
        <table:table-row table:style-name="ro1">
          <table:table-cell office:value-type="float" office:value="46822690000" calcext:value-type="float">
            <text:p>46822690000</text:p>
          </table:table-cell>
          <table:table-cell office:value-type="float" office:value="23380729650" calcext:value-type="float">
            <text:p>23380729650</text:p>
          </table:table-cell>
          <table:table-cell table:number-columns-repeated="3"/>
        </table:table-row>
        <table:table-row table:style-name="ro1">
          <table:table-cell office:value-type="float" office:value="47272675000" calcext:value-type="float">
            <text:p>47272675000</text:p>
          </table:table-cell>
          <table:table-cell office:value-type="float" office:value="23604885410" calcext:value-type="float">
            <text:p>23604885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float" office:value="47753159500" calcext:value-type="float">
            <text:p>47753159500</text:p>
          </table:table-cell>
          <table:table-cell office:value-type="float" office:value="23845609947" calcext:value-type="float">
            <text:p>23845609947</text:p>
          </table:table-cell>
          <table:table-cell table:number-columns-repeated="3"/>
        </table:table-row>
        <table:table-row table:style-name="ro1">
          <table:table-cell office:value-type="float" office:value="48233644000" calcext:value-type="float">
            <text:p>48233644000</text:p>
          </table:table-cell>
          <table:table-cell office:value-type="float" office:value="24085531515" calcext:value-type="float">
            <text:p>24085531515</text:p>
          </table:table-cell>
          <table:table-cell table:number-columns-repeated="3"/>
        </table:table-row>
        <table:table-row table:style-name="ro1">
          <table:table-cell office:value-type="float" office:value="48714128500" calcext:value-type="float">
            <text:p>48714128500</text:p>
          </table:table-cell>
          <table:table-cell office:value-type="float" office:value="24324635512" calcext:value-type="float">
            <text:p>24324635512</text:p>
          </table:table-cell>
          <table:table-cell table:number-columns-repeated="3"/>
        </table:table-row>
        <table:table-row table:style-name="ro1">
          <table:table-cell office:value-type="float" office:value="49194613000" calcext:value-type="float">
            <text:p>49194613000</text:p>
          </table:table-cell>
          <table:table-cell office:value-type="float" office:value="24565336934" calcext:value-type="float">
            <text:p>24565336934</text:p>
          </table:table-cell>
          <table:table-cell table:number-columns-repeated="3"/>
        </table:table-row>
        <table:table-row table:style-name="ro1">
          <table:table-cell office:value-type="float" office:value="49675097500" calcext:value-type="float">
            <text:p>49675097500</text:p>
          </table:table-cell>
          <table:table-cell office:value-type="float" office:value="24804491877" calcext:value-type="float">
            <text:p>24804491877</text:p>
          </table:table-cell>
          <table:table-cell table:number-columns-repeated="3"/>
        </table:table-row>
        <table:table-row table:style-name="ro1">
          <table:table-cell office:value-type="float" office:value="50155582000" calcext:value-type="float">
            <text:p>50155582000</text:p>
          </table:table-cell>
          <table:table-cell office:value-type="float" office:value="25045201329" calcext:value-type="float">
            <text:p>25045201329</text:p>
          </table:table-cell>
          <table:table-cell table:number-columns-repeated="3"/>
        </table:table-row>
        <table:table-row table:style-name="ro1">
          <table:table-cell office:value-type="float" office:value="50636066500" calcext:value-type="float">
            <text:p>50636066500</text:p>
          </table:table-cell>
          <table:table-cell office:value-type="float" office:value="25285218297" calcext:value-type="float">
            <text:p>25285218297</text:p>
          </table:table-cell>
          <table:table-cell table:number-columns-repeated="3"/>
        </table:table-row>
        <table:table-row table:style-name="ro1">
          <table:table-cell office:value-type="float" office:value="51116551000" calcext:value-type="float">
            <text:p>51116551000</text:p>
          </table:table-cell>
          <table:table-cell office:value-type="float" office:value="25525058998" calcext:value-type="float">
            <text:p>25525058998</text:p>
          </table:table-cell>
          <table:table-cell table:number-columns-repeated="3"/>
        </table:table-row>
        <table:table-row table:style-name="ro1">
          <table:table-cell office:value-type="float" office:value="51597035500" calcext:value-type="float">
            <text:p>51597035500</text:p>
          </table:table-cell>
          <table:table-cell office:value-type="float" office:value="25764184346" calcext:value-type="float">
            <text:p>25764184346</text:p>
          </table:table-cell>
          <table:table-cell table:number-columns-repeated="3"/>
        </table:table-row>
        <table:table-row table:style-name="ro1">
          <table:table-cell office:value-type="float" office:value="52077520000" calcext:value-type="float">
            <text:p>52077520000</text:p>
          </table:table-cell>
          <table:table-cell office:value-type="float" office:value="26002753671" calcext:value-type="float">
            <text:p>26002753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52589504000" calcext:value-type="float">
            <text:p>52589504000</text:p>
          </table:table-cell>
          <table:table-cell office:value-type="float" office:value="26257773713" calcext:value-type="float">
            <text:p>26257773713</text:p>
          </table:table-cell>
          <table:table-cell table:number-columns-repeated="3"/>
        </table:table-row>
        <table:table-row table:style-name="ro1">
          <table:table-cell office:value-type="float" office:value="53101488000" calcext:value-type="float">
            <text:p>53101488000</text:p>
          </table:table-cell>
          <table:table-cell office:value-type="float" office:value="26513683023" calcext:value-type="float">
            <text:p>26513683023</text:p>
          </table:table-cell>
          <table:table-cell table:number-columns-repeated="3"/>
        </table:table-row>
        <table:table-row table:style-name="ro1">
          <table:table-cell office:value-type="float" office:value="53613472000" calcext:value-type="float">
            <text:p>53613472000</text:p>
          </table:table-cell>
          <table:table-cell office:value-type="float" office:value="26769501542" calcext:value-type="float">
            <text:p>26769501542</text:p>
          </table:table-cell>
          <table:table-cell table:number-columns-repeated="3"/>
        </table:table-row>
        <table:table-row table:style-name="ro1">
          <table:table-cell office:value-type="float" office:value="54125456000" calcext:value-type="float">
            <text:p>54125456000</text:p>
          </table:table-cell>
          <table:table-cell office:value-type="float" office:value="27027605424" calcext:value-type="float">
            <text:p>27027605424</text:p>
          </table:table-cell>
          <table:table-cell table:number-columns-repeated="3"/>
        </table:table-row>
        <table:table-row table:style-name="ro1">
          <table:table-cell office:value-type="float" office:value="54637440000" calcext:value-type="float">
            <text:p>54637440000</text:p>
          </table:table-cell>
          <table:table-cell office:value-type="float" office:value="27285221745" calcext:value-type="float">
            <text:p>27285221745</text:p>
          </table:table-cell>
          <table:table-cell table:number-columns-repeated="3"/>
        </table:table-row>
        <table:table-row table:style-name="ro1">
          <table:table-cell office:value-type="float" office:value="55149424000" calcext:value-type="float">
            <text:p>55149424000</text:p>
          </table:table-cell>
          <table:table-cell office:value-type="float" office:value="27540539014" calcext:value-type="float">
            <text:p>27540539014</text:p>
          </table:table-cell>
          <table:table-cell table:number-columns-repeated="3"/>
        </table:table-row>
        <table:table-row table:style-name="ro1">
          <table:table-cell office:value-type="float" office:value="55661408000" calcext:value-type="float">
            <text:p>55661408000</text:p>
          </table:table-cell>
          <table:table-cell office:value-type="float" office:value="27797434352" calcext:value-type="float">
            <text:p>27797434352</text:p>
          </table:table-cell>
          <table:table-cell table:number-columns-repeated="3"/>
        </table:table-row>
        <table:table-row table:style-name="ro1">
          <table:table-cell office:value-type="float" office:value="56173392000" calcext:value-type="float">
            <text:p>56173392000</text:p>
          </table:table-cell>
          <table:table-cell office:value-type="float" office:value="28052309023" calcext:value-type="float">
            <text:p>28052309023</text:p>
          </table:table-cell>
          <table:table-cell table:number-columns-repeated="3"/>
        </table:table-row>
        <table:table-row table:style-name="ro1">
          <table:table-cell office:value-type="float" office:value="56685376000" calcext:value-type="float">
            <text:p>56685376000</text:p>
          </table:table-cell>
          <table:table-cell office:value-type="float" office:value="28307465976" calcext:value-type="float">
            <text:p>28307465976</text:p>
          </table:table-cell>
          <table:table-cell table:number-columns-repeated="3"/>
        </table:table-row>
        <table:table-row table:style-name="ro1">
          <table:table-cell office:value-type="float" office:value="57197360000" calcext:value-type="float">
            <text:p>57197360000</text:p>
          </table:table-cell>
          <table:table-cell office:value-type="float" office:value="28563420534" calcext:value-type="float">
            <text:p>28563420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float" office:value="57741843500" calcext:value-type="float">
            <text:p>57741843500</text:p>
          </table:table-cell>
          <table:table-cell office:value-type="float" office:value="28834406912" calcext:value-type="float">
            <text:p>28834406912</text:p>
          </table:table-cell>
          <table:table-cell table:number-columns-repeated="3"/>
        </table:table-row>
        <table:table-row table:style-name="ro1">
          <table:table-cell office:value-type="float" office:value="58286327000" calcext:value-type="float">
            <text:p>58286327000</text:p>
          </table:table-cell>
          <table:table-cell office:value-type="float" office:value="29106350061" calcext:value-type="float">
            <text:p>29106350061</text:p>
          </table:table-cell>
          <table:table-cell table:number-columns-repeated="3"/>
        </table:table-row>
        <table:table-row table:style-name="ro1">
          <table:table-cell office:value-type="float" office:value="58830810500" calcext:value-type="float">
            <text:p>58830810500</text:p>
          </table:table-cell>
          <table:table-cell office:value-type="float" office:value="29377415003" calcext:value-type="float">
            <text:p>29377415003</text:p>
          </table:table-cell>
          <table:table-cell table:number-columns-repeated="3"/>
        </table:table-row>
        <table:table-row table:style-name="ro1">
          <table:table-cell office:value-type="float" office:value="59375294000" calcext:value-type="float">
            <text:p>59375294000</text:p>
          </table:table-cell>
          <table:table-cell office:value-type="float" office:value="29649769667" calcext:value-type="float">
            <text:p>29649769667</text:p>
          </table:table-cell>
          <table:table-cell table:number-columns-repeated="3"/>
        </table:table-row>
        <table:table-row table:style-name="ro1">
          <table:table-cell office:value-type="float" office:value="59919777500" calcext:value-type="float">
            <text:p>59919777500</text:p>
          </table:table-cell>
          <table:table-cell office:value-type="float" office:value="29921997047" calcext:value-type="float">
            <text:p>29921997047</text:p>
          </table:table-cell>
          <table:table-cell table:number-columns-repeated="3"/>
        </table:table-row>
        <table:table-row table:style-name="ro1">
          <table:table-cell office:value-type="float" office:value="60464261000" calcext:value-type="float">
            <text:p>60464261000</text:p>
          </table:table-cell>
          <table:table-cell office:value-type="float" office:value="30192992216" calcext:value-type="float">
            <text:p>30192992216</text:p>
          </table:table-cell>
          <table:table-cell table:number-columns-repeated="3"/>
        </table:table-row>
        <table:table-row table:style-name="ro1">
          <table:table-cell office:value-type="float" office:value="61008744500" calcext:value-type="float">
            <text:p>61008744500</text:p>
          </table:table-cell>
          <table:table-cell office:value-type="float" office:value="30464959716" calcext:value-type="float">
            <text:p>30464959716</text:p>
          </table:table-cell>
          <table:table-cell table:number-columns-repeated="3"/>
        </table:table-row>
        <table:table-row table:style-name="ro1">
          <table:table-cell office:value-type="float" office:value="61553228000" calcext:value-type="float">
            <text:p>61553228000</text:p>
          </table:table-cell>
          <table:table-cell office:value-type="float" office:value="30736204722" calcext:value-type="float">
            <text:p>30736204722</text:p>
          </table:table-cell>
          <table:table-cell table:number-columns-repeated="3"/>
        </table:table-row>
        <table:table-row table:style-name="ro1">
          <table:table-cell office:value-type="float" office:value="62097711500" calcext:value-type="float">
            <text:p>62097711500</text:p>
          </table:table-cell>
          <table:table-cell office:value-type="float" office:value="31007104111" calcext:value-type="float">
            <text:p>31007104111</text:p>
          </table:table-cell>
          <table:table-cell table:number-columns-repeated="3"/>
        </table:table-row>
        <table:table-row table:style-name="ro1">
          <table:table-cell office:value-type="float" office:value="62642195000" calcext:value-type="float">
            <text:p>62642195000</text:p>
          </table:table-cell>
          <table:table-cell office:value-type="float" office:value="31278013869" calcext:value-type="float">
            <text:p>31278013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float" office:value="63220178000" calcext:value-type="float">
            <text:p>63220178000</text:p>
          </table:table-cell>
          <table:table-cell office:value-type="float" office:value="31567719777" calcext:value-type="float">
            <text:p>31567719777</text:p>
          </table:table-cell>
          <table:table-cell table:number-columns-repeated="3"/>
        </table:table-row>
        <table:table-row table:style-name="ro1">
          <table:table-cell office:value-type="float" office:value="63798161000" calcext:value-type="float">
            <text:p>63798161000</text:p>
          </table:table-cell>
          <table:table-cell office:value-type="float" office:value="31854221416" calcext:value-type="float">
            <text:p>31854221416</text:p>
          </table:table-cell>
          <table:table-cell table:number-columns-repeated="3"/>
        </table:table-row>
        <table:table-row table:style-name="ro1">
          <table:table-cell office:value-type="float" office:value="64376144000" calcext:value-type="float">
            <text:p>64376144000</text:p>
          </table:table-cell>
          <table:table-cell office:value-type="float" office:value="32143510362" calcext:value-type="float">
            <text:p>32143510362</text:p>
          </table:table-cell>
          <table:table-cell table:number-columns-repeated="3"/>
        </table:table-row>
        <table:table-row table:style-name="ro1">
          <table:table-cell office:value-type="float" office:value="64954127000" calcext:value-type="float">
            <text:p>64954127000</text:p>
          </table:table-cell>
          <table:table-cell office:value-type="float" office:value="32434415965" calcext:value-type="float">
            <text:p>32434415965</text:p>
          </table:table-cell>
          <table:table-cell table:number-columns-repeated="3"/>
        </table:table-row>
        <table:table-row table:style-name="ro1">
          <table:table-cell office:value-type="float" office:value="65532110000" calcext:value-type="float">
            <text:p>65532110000</text:p>
          </table:table-cell>
          <table:table-cell office:value-type="float" office:value="32723108442" calcext:value-type="float">
            <text:p>32723108442</text:p>
          </table:table-cell>
          <table:table-cell table:number-columns-repeated="3"/>
        </table:table-row>
        <table:table-row table:style-name="ro1">
          <table:table-cell office:value-type="float" office:value="66110093000" calcext:value-type="float">
            <text:p>66110093000</text:p>
          </table:table-cell>
          <table:table-cell office:value-type="float" office:value="33013100501" calcext:value-type="float">
            <text:p>33013100501</text:p>
          </table:table-cell>
          <table:table-cell table:number-columns-repeated="3"/>
        </table:table-row>
        <table:table-row table:style-name="ro1">
          <table:table-cell office:value-type="float" office:value="66688076000" calcext:value-type="float">
            <text:p>66688076000</text:p>
          </table:table-cell>
          <table:table-cell office:value-type="float" office:value="33303595282" calcext:value-type="float">
            <text:p>33303595282</text:p>
          </table:table-cell>
          <table:table-cell table:number-columns-repeated="3"/>
        </table:table-row>
        <table:table-row table:style-name="ro1">
          <table:table-cell office:value-type="float" office:value="67266059000" calcext:value-type="float">
            <text:p>67266059000</text:p>
          </table:table-cell>
          <table:table-cell office:value-type="float" office:value="33590895182" calcext:value-type="float">
            <text:p>33590895182</text:p>
          </table:table-cell>
          <table:table-cell table:number-columns-repeated="3"/>
        </table:table-row>
        <table:table-row table:style-name="ro1">
          <table:table-cell office:value-type="float" office:value="67844042000" calcext:value-type="float">
            <text:p>67844042000</text:p>
          </table:table-cell>
          <table:table-cell office:value-type="float" office:value="33879988623" calcext:value-type="float">
            <text:p>33879988623</text:p>
          </table:table-cell>
          <table:table-cell table:number-columns-repeated="3"/>
        </table:table-row>
        <table:table-row table:style-name="ro1">
          <table:table-cell office:value-type="float" office:value="68422025000" calcext:value-type="float">
            <text:p>68422025000</text:p>
          </table:table-cell>
          <table:table-cell office:value-type="float" office:value="34169370038" calcext:value-type="float">
            <text:p>34169370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69034507500" calcext:value-type="float">
            <text:p>69034507500</text:p>
          </table:table-cell>
          <table:table-cell office:value-type="float" office:value="34476354410" calcext:value-type="float">
            <text:p>34476354410</text:p>
          </table:table-cell>
          <table:table-cell table:number-columns-repeated="3"/>
        </table:table-row>
        <table:table-row table:style-name="ro1">
          <table:table-cell office:value-type="float" office:value="69646990000" calcext:value-type="float">
            <text:p>69646990000</text:p>
          </table:table-cell>
          <table:table-cell office:value-type="float" office:value="34780387364" calcext:value-type="float">
            <text:p>34780387364</text:p>
          </table:table-cell>
          <table:table-cell table:number-columns-repeated="3"/>
        </table:table-row>
        <table:table-row table:style-name="ro1">
          <table:table-cell office:value-type="float" office:value="70259472500" calcext:value-type="float">
            <text:p>70259472500</text:p>
          </table:table-cell>
          <table:table-cell office:value-type="float" office:value="35084224669" calcext:value-type="float">
            <text:p>35084224669</text:p>
          </table:table-cell>
          <table:table-cell table:number-columns-repeated="3"/>
        </table:table-row>
        <table:table-row table:style-name="ro1">
          <table:table-cell office:value-type="float" office:value="70871955000" calcext:value-type="float">
            <text:p>70871955000</text:p>
          </table:table-cell>
          <table:table-cell office:value-type="float" office:value="35390014184" calcext:value-type="float">
            <text:p>35390014184</text:p>
          </table:table-cell>
          <table:table-cell table:number-columns-repeated="3"/>
        </table:table-row>
        <table:table-row table:style-name="ro1">
          <table:table-cell office:value-type="float" office:value="71484437500" calcext:value-type="float">
            <text:p>71484437500</text:p>
          </table:table-cell>
          <table:table-cell office:value-type="float" office:value="35695560798" calcext:value-type="float">
            <text:p>35695560798</text:p>
          </table:table-cell>
          <table:table-cell table:number-columns-repeated="3"/>
        </table:table-row>
        <table:table-row table:style-name="ro1">
          <table:table-cell office:value-type="float" office:value="72096920000" calcext:value-type="float">
            <text:p>72096920000</text:p>
          </table:table-cell>
          <table:table-cell office:value-type="float" office:value="35999998233" calcext:value-type="float">
            <text:p>35999998233</text:p>
          </table:table-cell>
          <table:table-cell table:number-columns-repeated="3"/>
        </table:table-row>
        <table:table-row table:style-name="ro1">
          <table:table-cell office:value-type="float" office:value="72709402500" calcext:value-type="float">
            <text:p>72709402500</text:p>
          </table:table-cell>
          <table:table-cell office:value-type="float" office:value="36305530092" calcext:value-type="float">
            <text:p>36305530092</text:p>
          </table:table-cell>
          <table:table-cell table:number-columns-repeated="3"/>
        </table:table-row>
        <table:table-row table:style-name="ro1">
          <table:table-cell office:value-type="float" office:value="73321885000" calcext:value-type="float">
            <text:p>73321885000</text:p>
          </table:table-cell>
          <table:table-cell office:value-type="float" office:value="36611229246" calcext:value-type="float">
            <text:p>36611229246</text:p>
          </table:table-cell>
          <table:table-cell table:number-columns-repeated="3"/>
        </table:table-row>
        <table:table-row table:style-name="ro1">
          <table:table-cell office:value-type="float" office:value="73934367500" calcext:value-type="float">
            <text:p>73934367500</text:p>
          </table:table-cell>
          <table:table-cell office:value-type="float" office:value="36918761209" calcext:value-type="float">
            <text:p>36918761209</text:p>
          </table:table-cell>
          <table:table-cell table:number-columns-repeated="3"/>
        </table:table-row>
        <table:table-row table:style-name="ro1">
          <table:table-cell office:value-type="float" office:value="74546850000" calcext:value-type="float">
            <text:p>74546850000</text:p>
          </table:table-cell>
          <table:table-cell office:value-type="float" office:value="37223474001" calcext:value-type="float">
            <text:p>37223474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75194832000" calcext:value-type="float">
            <text:p>75194832000</text:p>
          </table:table-cell>
          <table:table-cell office:value-type="float" office:value="37549445358" calcext:value-type="float">
            <text:p>37549445358</text:p>
          </table:table-cell>
          <table:table-cell table:number-columns-repeated="3"/>
        </table:table-row>
        <table:table-row table:style-name="ro1">
          <table:table-cell office:value-type="float" office:value="75842814000" calcext:value-type="float">
            <text:p>75842814000</text:p>
          </table:table-cell>
          <table:table-cell office:value-type="float" office:value="37873058957" calcext:value-type="float">
            <text:p>37873058957</text:p>
          </table:table-cell>
          <table:table-cell table:number-columns-repeated="3"/>
        </table:table-row>
        <table:table-row table:style-name="ro1">
          <table:table-cell office:value-type="float" office:value="76490796000" calcext:value-type="float">
            <text:p>76490796000</text:p>
          </table:table-cell>
          <table:table-cell office:value-type="float" office:value="38196900191" calcext:value-type="float">
            <text:p>38196900191</text:p>
          </table:table-cell>
          <table:table-cell table:number-columns-repeated="3"/>
        </table:table-row>
        <table:table-row table:style-name="ro1">
          <table:table-cell office:value-type="float" office:value="77138778000" calcext:value-type="float">
            <text:p>77138778000</text:p>
          </table:table-cell>
          <table:table-cell office:value-type="float" office:value="38519698661" calcext:value-type="float">
            <text:p>38519698661</text:p>
          </table:table-cell>
          <table:table-cell table:number-columns-repeated="3"/>
        </table:table-row>
        <table:table-row table:style-name="ro1">
          <table:table-cell office:value-type="float" office:value="77786760000" calcext:value-type="float">
            <text:p>77786760000</text:p>
          </table:table-cell>
          <table:table-cell office:value-type="float" office:value="38842828684" calcext:value-type="float">
            <text:p>38842828684</text:p>
          </table:table-cell>
          <table:table-cell table:number-columns-repeated="3"/>
        </table:table-row>
        <table:table-row table:style-name="ro1">
          <table:table-cell office:value-type="float" office:value="78434742000" calcext:value-type="float">
            <text:p>78434742000</text:p>
          </table:table-cell>
          <table:table-cell office:value-type="float" office:value="39167475704" calcext:value-type="float">
            <text:p>39167475704</text:p>
          </table:table-cell>
          <table:table-cell table:number-columns-repeated="3"/>
        </table:table-row>
        <table:table-row table:style-name="ro1">
          <table:table-cell office:value-type="float" office:value="79082724000" calcext:value-type="float">
            <text:p>79082724000</text:p>
          </table:table-cell>
          <table:table-cell office:value-type="float" office:value="39491510564" calcext:value-type="float">
            <text:p>39491510564</text:p>
          </table:table-cell>
          <table:table-cell table:number-columns-repeated="3"/>
        </table:table-row>
        <table:table-row table:style-name="ro1">
          <table:table-cell office:value-type="float" office:value="79730706000" calcext:value-type="float">
            <text:p>79730706000</text:p>
          </table:table-cell>
          <table:table-cell office:value-type="float" office:value="39815206430" calcext:value-type="float">
            <text:p>39815206430</text:p>
          </table:table-cell>
          <table:table-cell table:number-columns-repeated="3"/>
        </table:table-row>
        <table:table-row table:style-name="ro1">
          <table:table-cell office:value-type="float" office:value="80378688000" calcext:value-type="float">
            <text:p>80378688000</text:p>
          </table:table-cell>
          <table:table-cell office:value-type="float" office:value="40139322193" calcext:value-type="float">
            <text:p>40139322193</text:p>
          </table:table-cell>
          <table:table-cell table:number-columns-repeated="3"/>
        </table:table-row>
        <table:table-row table:style-name="ro1">
          <table:table-cell office:value-type="float" office:value="81026670000" calcext:value-type="float">
            <text:p>81026670000</text:p>
          </table:table-cell>
          <table:table-cell office:value-type="float" office:value="40464755255" calcext:value-type="float">
            <text:p>40464755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1">
          <table:table-cell office:value-type="float" office:value="81711151500" calcext:value-type="float">
            <text:p>81711151500</text:p>
          </table:table-cell>
          <table:table-cell office:value-type="float" office:value="40805566799" calcext:value-type="float">
            <text:p>40805566799</text:p>
          </table:table-cell>
          <table:table-cell table:number-columns-repeated="3"/>
        </table:table-row>
        <table:table-row table:style-name="ro1">
          <table:table-cell office:value-type="float" office:value="82395633000" calcext:value-type="float">
            <text:p>82395633000</text:p>
          </table:table-cell>
          <table:table-cell office:value-type="float" office:value="41147855541" calcext:value-type="float">
            <text:p>41147855541</text:p>
          </table:table-cell>
          <table:table-cell table:number-columns-repeated="3"/>
        </table:table-row>
        <table:table-row table:style-name="ro1">
          <table:table-cell office:value-type="float" office:value="83080114500" calcext:value-type="float">
            <text:p>83080114500</text:p>
          </table:table-cell>
          <table:table-cell office:value-type="float" office:value="41488162080" calcext:value-type="float">
            <text:p>41488162080</text:p>
          </table:table-cell>
          <table:table-cell table:number-columns-repeated="3"/>
        </table:table-row>
        <table:table-row table:style-name="ro1">
          <table:table-cell office:value-type="float" office:value="83764596000" calcext:value-type="float">
            <text:p>83764596000</text:p>
          </table:table-cell>
          <table:table-cell office:value-type="float" office:value="41829617424" calcext:value-type="float">
            <text:p>41829617424</text:p>
          </table:table-cell>
          <table:table-cell table:number-columns-repeated="3"/>
        </table:table-row>
        <table:table-row table:style-name="ro1">
          <table:table-cell office:value-type="float" office:value="84449077500" calcext:value-type="float">
            <text:p>84449077500</text:p>
          </table:table-cell>
          <table:table-cell office:value-type="float" office:value="42173556647" calcext:value-type="float">
            <text:p>42173556647</text:p>
          </table:table-cell>
          <table:table-cell table:number-columns-repeated="3"/>
        </table:table-row>
        <table:table-row table:style-name="ro1">
          <table:table-cell office:value-type="float" office:value="85133559000" calcext:value-type="float">
            <text:p>85133559000</text:p>
          </table:table-cell>
          <table:table-cell office:value-type="float" office:value="42514214175" calcext:value-type="float">
            <text:p>42514214175</text:p>
          </table:table-cell>
          <table:table-cell table:number-columns-repeated="3"/>
        </table:table-row>
        <table:table-row table:style-name="ro1">
          <table:table-cell office:value-type="float" office:value="85818040500" calcext:value-type="float">
            <text:p>85818040500</text:p>
          </table:table-cell>
          <table:table-cell office:value-type="float" office:value="42854901526" calcext:value-type="float">
            <text:p>42854901526</text:p>
          </table:table-cell>
          <table:table-cell table:number-columns-repeated="3"/>
        </table:table-row>
        <table:table-row table:style-name="ro1">
          <table:table-cell office:value-type="float" office:value="86502522000" calcext:value-type="float">
            <text:p>86502522000</text:p>
          </table:table-cell>
          <table:table-cell office:value-type="float" office:value="43195731823" calcext:value-type="float">
            <text:p>43195731823</text:p>
          </table:table-cell>
          <table:table-cell table:number-columns-repeated="3"/>
        </table:table-row>
        <table:table-row table:style-name="ro1">
          <table:table-cell office:value-type="float" office:value="87187003500" calcext:value-type="float">
            <text:p>87187003500</text:p>
          </table:table-cell>
          <table:table-cell office:value-type="float" office:value="43538664689" calcext:value-type="float">
            <text:p>43538664689</text:p>
          </table:table-cell>
          <table:table-cell table:number-columns-repeated="3"/>
        </table:table-row>
        <table:table-row table:style-name="ro1">
          <table:table-cell office:value-type="float" office:value="87871485000" calcext:value-type="float">
            <text:p>87871485000</text:p>
          </table:table-cell>
          <table:table-cell office:value-type="float" office:value="43880191659" calcext:value-type="float">
            <text:p>43880191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float" office:value="88593466000" calcext:value-type="float">
            <text:p>88593466000</text:p>
          </table:table-cell>
          <table:table-cell office:value-type="float" office:value="44240012504" calcext:value-type="float">
            <text:p>44240012504</text:p>
          </table:table-cell>
          <table:table-cell table:number-columns-repeated="3"/>
        </table:table-row>
        <table:table-row table:style-name="ro1">
          <table:table-cell office:value-type="float" office:value="89315447000" calcext:value-type="float">
            <text:p>89315447000</text:p>
          </table:table-cell>
          <table:table-cell office:value-type="float" office:value="44601408598" calcext:value-type="float">
            <text:p>44601408598</text:p>
          </table:table-cell>
          <table:table-cell table:number-columns-repeated="3"/>
        </table:table-row>
        <table:table-row table:style-name="ro1">
          <table:table-cell office:value-type="float" office:value="90037428000" calcext:value-type="float">
            <text:p>90037428000</text:p>
          </table:table-cell>
          <table:table-cell office:value-type="float" office:value="44961932348" calcext:value-type="float">
            <text:p>44961932348</text:p>
          </table:table-cell>
          <table:table-cell table:number-columns-repeated="3"/>
        </table:table-row>
        <table:table-row table:style-name="ro1">
          <table:table-cell office:value-type="float" office:value="90759409000" calcext:value-type="float">
            <text:p>90759409000</text:p>
          </table:table-cell>
          <table:table-cell office:value-type="float" office:value="45321896818" calcext:value-type="float">
            <text:p>45321896818</text:p>
          </table:table-cell>
          <table:table-cell table:number-columns-repeated="3"/>
        </table:table-row>
        <table:table-row table:style-name="ro1">
          <table:table-cell office:value-type="float" office:value="91481390000" calcext:value-type="float">
            <text:p>91481390000</text:p>
          </table:table-cell>
          <table:table-cell office:value-type="float" office:value="45683666712" calcext:value-type="float">
            <text:p>45683666712</text:p>
          </table:table-cell>
          <table:table-cell table:number-columns-repeated="3"/>
        </table:table-row>
        <table:table-row table:style-name="ro1">
          <table:table-cell office:value-type="float" office:value="92203371000" calcext:value-type="float">
            <text:p>92203371000</text:p>
          </table:table-cell>
          <table:table-cell office:value-type="float" office:value="46044316111" calcext:value-type="float">
            <text:p>46044316111</text:p>
          </table:table-cell>
          <table:table-cell table:number-columns-repeated="3"/>
        </table:table-row>
        <table:table-row table:style-name="ro1">
          <table:table-cell office:value-type="float" office:value="92925352000" calcext:value-type="float">
            <text:p>92925352000</text:p>
          </table:table-cell>
          <table:table-cell office:value-type="float" office:value="46407363753" calcext:value-type="float">
            <text:p>46407363753</text:p>
          </table:table-cell>
          <table:table-cell table:number-columns-repeated="3"/>
        </table:table-row>
        <table:table-row table:style-name="ro1">
          <table:table-cell office:value-type="float" office:value="93647333000" calcext:value-type="float">
            <text:p>93647333000</text:p>
          </table:table-cell>
          <table:table-cell office:value-type="float" office:value="46768649243" calcext:value-type="float">
            <text:p>46768649243</text:p>
          </table:table-cell>
          <table:table-cell table:number-columns-repeated="3"/>
        </table:table-row>
        <table:table-row table:style-name="ro1">
          <table:table-cell office:value-type="float" office:value="94369314000" calcext:value-type="float">
            <text:p>94369314000</text:p>
          </table:table-cell>
          <table:table-cell office:value-type="float" office:value="47132565961" calcext:value-type="float">
            <text:p>47132565961</text:p>
          </table:table-cell>
          <table:table-cell table:number-columns-repeated="3"/>
        </table:table-row>
        <table:table-row table:style-name="ro1">
          <table:table-cell office:value-type="float" office:value="95091295000" calcext:value-type="float">
            <text:p>95091295000</text:p>
          </table:table-cell>
          <table:table-cell office:value-type="float" office:value="47492062079" calcext:value-type="float">
            <text:p>47492062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1">
          <table:table-cell office:value-type="float" office:value="95851775500" calcext:value-type="float">
            <text:p>95851775500</text:p>
          </table:table-cell>
          <table:table-cell office:value-type="float" office:value="47872448682" calcext:value-type="float">
            <text:p>47872448682</text:p>
          </table:table-cell>
          <table:table-cell table:number-columns-repeated="3"/>
        </table:table-row>
        <table:table-row table:style-name="ro1">
          <table:table-cell office:value-type="float" office:value="96612256000" calcext:value-type="float">
            <text:p>96612256000</text:p>
          </table:table-cell>
          <table:table-cell office:value-type="float" office:value="48252856181" calcext:value-type="float">
            <text:p>48252856181</text:p>
          </table:table-cell>
          <table:table-cell table:number-columns-repeated="3"/>
        </table:table-row>
        <table:table-row table:style-name="ro1">
          <table:table-cell office:value-type="float" office:value="97372736500" calcext:value-type="float">
            <text:p>97372736500</text:p>
          </table:table-cell>
          <table:table-cell office:value-type="float" office:value="48634824630" calcext:value-type="float">
            <text:p>48634824630</text:p>
          </table:table-cell>
          <table:table-cell table:number-columns-repeated="3"/>
        </table:table-row>
        <table:table-row table:style-name="ro1">
          <table:table-cell office:value-type="float" office:value="98133217000" calcext:value-type="float">
            <text:p>98133217000</text:p>
          </table:table-cell>
          <table:table-cell office:value-type="float" office:value="49012321466" calcext:value-type="float">
            <text:p>49012321466</text:p>
          </table:table-cell>
          <table:table-cell table:number-columns-repeated="3"/>
        </table:table-row>
        <table:table-row table:style-name="ro1">
          <table:table-cell office:value-type="float" office:value="98893697500" calcext:value-type="float">
            <text:p>98893697500</text:p>
          </table:table-cell>
          <table:table-cell office:value-type="float" office:value="49393270512" calcext:value-type="float">
            <text:p>49393270512</text:p>
          </table:table-cell>
          <table:table-cell table:number-columns-repeated="3"/>
        </table:table-row>
        <table:table-row table:style-name="ro1">
          <table:table-cell office:value-type="float" office:value="99654178000" calcext:value-type="float">
            <text:p>99654178000</text:p>
          </table:table-cell>
          <table:table-cell office:value-type="float" office:value="49773081523" calcext:value-type="float">
            <text:p>49773081523</text:p>
          </table:table-cell>
          <table:table-cell table:number-columns-repeated="3"/>
        </table:table-row>
        <table:table-row table:style-name="ro1">
          <table:table-cell office:value-type="float" office:value="100414658500" calcext:value-type="float">
            <text:p>100414658500</text:p>
          </table:table-cell>
          <table:table-cell office:value-type="float" office:value="50155398492" calcext:value-type="float">
            <text:p>50155398492</text:p>
          </table:table-cell>
          <table:table-cell table:number-columns-repeated="3"/>
        </table:table-row>
        <table:table-row table:style-name="ro1">
          <table:table-cell office:value-type="float" office:value="101175139000" calcext:value-type="float">
            <text:p>101175139000</text:p>
          </table:table-cell>
          <table:table-cell office:value-type="float" office:value="50533802281" calcext:value-type="float">
            <text:p>50533802281</text:p>
          </table:table-cell>
          <table:table-cell table:number-columns-repeated="3"/>
        </table:table-row>
        <table:table-row table:style-name="ro1">
          <table:table-cell office:value-type="float" office:value="101935619500" calcext:value-type="float">
            <text:p>101935619500</text:p>
          </table:table-cell>
          <table:table-cell office:value-type="float" office:value="50912963892" calcext:value-type="float">
            <text:p>50912963892</text:p>
          </table:table-cell>
          <table:table-cell table:number-columns-repeated="3"/>
        </table:table-row>
        <table:table-row table:style-name="ro1">
          <table:table-cell office:value-type="float" office:value="102696100000" calcext:value-type="float">
            <text:p>102696100000</text:p>
          </table:table-cell>
          <table:table-cell office:value-type="float" office:value="51292948576" calcext:value-type="float">
            <text:p>51292948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103496080000" calcext:value-type="float">
            <text:p>103496080000</text:p>
          </table:table-cell>
          <table:table-cell office:value-type="float" office:value="51690947620" calcext:value-type="float">
            <text:p>51690947620</text:p>
          </table:table-cell>
          <table:table-cell table:number-columns-repeated="3"/>
        </table:table-row>
        <table:table-row table:style-name="ro1">
          <table:table-cell office:value-type="float" office:value="104296060000" calcext:value-type="float">
            <text:p>104296060000</text:p>
          </table:table-cell>
          <table:table-cell office:value-type="float" office:value="52091079667" calcext:value-type="float">
            <text:p>52091079667</text:p>
          </table:table-cell>
          <table:table-cell table:number-columns-repeated="3"/>
        </table:table-row>
        <table:table-row table:style-name="ro1">
          <table:table-cell office:value-type="float" office:value="105096040000" calcext:value-type="float">
            <text:p>105096040000</text:p>
          </table:table-cell>
          <table:table-cell office:value-type="float" office:value="52491158824" calcext:value-type="float">
            <text:p>52491158824</text:p>
          </table:table-cell>
          <table:table-cell table:number-columns-repeated="3"/>
        </table:table-row>
        <table:table-row table:style-name="ro1">
          <table:table-cell office:value-type="float" office:value="105896020000" calcext:value-type="float">
            <text:p>105896020000</text:p>
          </table:table-cell>
          <table:table-cell office:value-type="float" office:value="52891020045" calcext:value-type="float">
            <text:p>52891020045</text:p>
          </table:table-cell>
          <table:table-cell table:number-columns-repeated="3"/>
        </table:table-row>
        <table:table-row table:style-name="ro1">
          <table:table-cell office:value-type="float" office:value="106696000000" calcext:value-type="float">
            <text:p>106696000000</text:p>
          </table:table-cell>
          <table:table-cell office:value-type="float" office:value="53289521458" calcext:value-type="float">
            <text:p>53289521458</text:p>
          </table:table-cell>
          <table:table-cell table:number-columns-repeated="3"/>
        </table:table-row>
        <table:table-row table:style-name="ro1">
          <table:table-cell office:value-type="float" office:value="107495980000" calcext:value-type="float">
            <text:p>107495980000</text:p>
          </table:table-cell>
          <table:table-cell office:value-type="float" office:value="53689841686" calcext:value-type="float">
            <text:p>53689841686</text:p>
          </table:table-cell>
          <table:table-cell table:number-columns-repeated="3"/>
        </table:table-row>
        <table:table-row table:style-name="ro1">
          <table:table-cell office:value-type="float" office:value="108295960000" calcext:value-type="float">
            <text:p>108295960000</text:p>
          </table:table-cell>
          <table:table-cell office:value-type="float" office:value="54091152124" calcext:value-type="float">
            <text:p>54091152124</text:p>
          </table:table-cell>
          <table:table-cell table:number-columns-repeated="3"/>
        </table:table-row>
        <table:table-row table:style-name="ro1">
          <table:table-cell office:value-type="float" office:value="109095940000" calcext:value-type="float">
            <text:p>109095940000</text:p>
          </table:table-cell>
          <table:table-cell office:value-type="float" office:value="54490522276" calcext:value-type="float">
            <text:p>54490522276</text:p>
          </table:table-cell>
          <table:table-cell table:number-columns-repeated="3"/>
        </table:table-row>
        <table:table-row table:style-name="ro1">
          <table:table-cell office:value-type="float" office:value="109895920000" calcext:value-type="float">
            <text:p>109895920000</text:p>
          </table:table-cell>
          <table:table-cell office:value-type="float" office:value="54891379742" calcext:value-type="float">
            <text:p>54891379742</text:p>
          </table:table-cell>
          <table:table-cell table:number-columns-repeated="3"/>
        </table:table-row>
        <table:table-row table:style-name="ro1">
          <table:table-cell office:value-type="float" office:value="110695900000" calcext:value-type="float">
            <text:p>110695900000</text:p>
          </table:table-cell>
          <table:table-cell office:value-type="float" office:value="55292552425" calcext:value-type="float">
            <text:p>55292552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41000" calcext:value-type="float">
            <text:p>41000</text:p>
          </table:table-cell>
        </table:table-row>
        <table:table-row table:style-name="ro1">
          <table:table-cell office:value-type="float" office:value="111536379500" calcext:value-type="float">
            <text:p>111536379500</text:p>
          </table:table-cell>
          <table:table-cell office:value-type="float" office:value="55711588861" calcext:value-type="float">
            <text:p>55711588861</text:p>
          </table:table-cell>
          <table:table-cell table:number-columns-repeated="3"/>
        </table:table-row>
        <table:table-row table:style-name="ro1">
          <table:table-cell office:value-type="float" office:value="112376859000" calcext:value-type="float">
            <text:p>112376859000</text:p>
          </table:table-cell>
          <table:table-cell office:value-type="float" office:value="56131328408" calcext:value-type="float">
            <text:p>56131328408</text:p>
          </table:table-cell>
          <table:table-cell table:number-columns-repeated="3"/>
        </table:table-row>
        <table:table-row table:style-name="ro1">
          <table:table-cell office:value-type="float" office:value="113217338500" calcext:value-type="float">
            <text:p>113217338500</text:p>
          </table:table-cell>
          <table:table-cell office:value-type="float" office:value="56548211167" calcext:value-type="float">
            <text:p>56548211167</text:p>
          </table:table-cell>
          <table:table-cell table:number-columns-repeated="3"/>
        </table:table-row>
        <table:table-row table:style-name="ro1">
          <table:table-cell office:value-type="float" office:value="114057818000" calcext:value-type="float">
            <text:p>114057818000</text:p>
          </table:table-cell>
          <table:table-cell office:value-type="float" office:value="56967071701" calcext:value-type="float">
            <text:p>56967071701</text:p>
          </table:table-cell>
          <table:table-cell table:number-columns-repeated="3"/>
        </table:table-row>
        <table:table-row table:style-name="ro1">
          <table:table-cell office:value-type="float" office:value="114898297500" calcext:value-type="float">
            <text:p>114898297500</text:p>
          </table:table-cell>
          <table:table-cell office:value-type="float" office:value="57385674254" calcext:value-type="float">
            <text:p>57385674254</text:p>
          </table:table-cell>
          <table:table-cell table:number-columns-repeated="3"/>
        </table:table-row>
        <table:table-row table:style-name="ro1">
          <table:table-cell office:value-type="float" office:value="115738777000" calcext:value-type="float">
            <text:p>115738777000</text:p>
          </table:table-cell>
          <table:table-cell office:value-type="float" office:value="57805930910" calcext:value-type="float">
            <text:p>57805930910</text:p>
          </table:table-cell>
          <table:table-cell table:number-columns-repeated="3"/>
        </table:table-row>
        <table:table-row table:style-name="ro1">
          <table:table-cell office:value-type="float" office:value="116579256500" calcext:value-type="float">
            <text:p>116579256500</text:p>
          </table:table-cell>
          <table:table-cell office:value-type="float" office:value="58226132154" calcext:value-type="float">
            <text:p>58226132154</text:p>
          </table:table-cell>
          <table:table-cell table:number-columns-repeated="3"/>
        </table:table-row>
        <table:table-row table:style-name="ro1">
          <table:table-cell office:value-type="float" office:value="117419736000" calcext:value-type="float">
            <text:p>117419736000</text:p>
          </table:table-cell>
          <table:table-cell office:value-type="float" office:value="58647141898" calcext:value-type="float">
            <text:p>58647141898</text:p>
          </table:table-cell>
          <table:table-cell table:number-columns-repeated="3"/>
        </table:table-row>
        <table:table-row table:style-name="ro1">
          <table:table-cell office:value-type="float" office:value="118260215500" calcext:value-type="float">
            <text:p>118260215500</text:p>
          </table:table-cell>
          <table:table-cell office:value-type="float" office:value="59067784601" calcext:value-type="float">
            <text:p>59067784601</text:p>
          </table:table-cell>
          <table:table-cell table:number-columns-repeated="3"/>
        </table:table-row>
        <table:table-row table:style-name="ro1">
          <table:table-cell office:value-type="float" office:value="119100695000" calcext:value-type="float">
            <text:p>119100695000</text:p>
          </table:table-cell>
          <table:table-cell office:value-type="float" office:value="59489949442" calcext:value-type="float">
            <text:p>59489949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1">
          <table:table-cell office:value-type="float" office:value="119982674000" calcext:value-type="float">
            <text:p>119982674000</text:p>
          </table:table-cell>
          <table:table-cell office:value-type="float" office:value="59929333982" calcext:value-type="float">
            <text:p>59929333982</text:p>
          </table:table-cell>
          <table:table-cell table:number-columns-repeated="3"/>
        </table:table-row>
        <table:table-row table:style-name="ro1">
          <table:table-cell office:value-type="float" office:value="120864653000" calcext:value-type="float">
            <text:p>120864653000</text:p>
          </table:table-cell>
          <table:table-cell office:value-type="float" office:value="60369726120" calcext:value-type="float">
            <text:p>60369726120</text:p>
          </table:table-cell>
          <table:table-cell table:number-columns-repeated="3"/>
        </table:table-row>
        <table:table-row table:style-name="ro1">
          <table:table-cell office:value-type="float" office:value="121746632000" calcext:value-type="float">
            <text:p>121746632000</text:p>
          </table:table-cell>
          <table:table-cell office:value-type="float" office:value="60811763374" calcext:value-type="float">
            <text:p>60811763374</text:p>
          </table:table-cell>
          <table:table-cell table:number-columns-repeated="3"/>
        </table:table-row>
        <table:table-row table:style-name="ro1">
          <table:table-cell office:value-type="float" office:value="122628611000" calcext:value-type="float">
            <text:p>122628611000</text:p>
          </table:table-cell>
          <table:table-cell office:value-type="float" office:value="61252567402" calcext:value-type="float">
            <text:p>61252567402</text:p>
          </table:table-cell>
          <table:table-cell table:number-columns-repeated="3"/>
        </table:table-row>
        <table:table-row table:style-name="ro1">
          <table:table-cell office:value-type="float" office:value="123510590000" calcext:value-type="float">
            <text:p>123510590000</text:p>
          </table:table-cell>
          <table:table-cell office:value-type="float" office:value="61694502520" calcext:value-type="float">
            <text:p>61694502520</text:p>
          </table:table-cell>
          <table:table-cell table:number-columns-repeated="3"/>
        </table:table-row>
        <table:table-row table:style-name="ro1">
          <table:table-cell office:value-type="float" office:value="124392569000" calcext:value-type="float">
            <text:p>124392569000</text:p>
          </table:table-cell>
          <table:table-cell office:value-type="float" office:value="62133284811" calcext:value-type="float">
            <text:p>62133284811</text:p>
          </table:table-cell>
          <table:table-cell table:number-columns-repeated="3"/>
        </table:table-row>
        <table:table-row table:style-name="ro1">
          <table:table-cell office:value-type="float" office:value="125274548000" calcext:value-type="float">
            <text:p>125274548000</text:p>
          </table:table-cell>
          <table:table-cell office:value-type="float" office:value="62575165597" calcext:value-type="float">
            <text:p>62575165597</text:p>
          </table:table-cell>
          <table:table-cell table:number-columns-repeated="3"/>
        </table:table-row>
        <table:table-row table:style-name="ro1">
          <table:table-cell office:value-type="float" office:value="126156527000" calcext:value-type="float">
            <text:p>126156527000</text:p>
          </table:table-cell>
          <table:table-cell office:value-type="float" office:value="63017117175" calcext:value-type="float">
            <text:p>63017117175</text:p>
          </table:table-cell>
          <table:table-cell table:number-columns-repeated="3"/>
        </table:table-row>
        <table:table-row table:style-name="ro1">
          <table:table-cell office:value-type="float" office:value="127038506000" calcext:value-type="float">
            <text:p>127038506000</text:p>
          </table:table-cell>
          <table:table-cell office:value-type="float" office:value="63457931213" calcext:value-type="float">
            <text:p>63457931213</text:p>
          </table:table-cell>
          <table:table-cell table:number-columns-repeated="3"/>
        </table:table-row>
        <table:table-row table:style-name="ro1">
          <table:table-cell office:value-type="float" office:value="127920485000" calcext:value-type="float">
            <text:p>127920485000</text:p>
          </table:table-cell>
          <table:table-cell office:value-type="float" office:value="63899635295" calcext:value-type="float">
            <text:p>63899635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float" office:value="128844963500" calcext:value-type="float">
            <text:p>128844963500</text:p>
          </table:table-cell>
          <table:table-cell office:value-type="float" office:value="64363786778" calcext:value-type="float">
            <text:p>64363786778</text:p>
          </table:table-cell>
          <table:table-cell table:number-columns-repeated="3"/>
        </table:table-row>
        <table:table-row table:style-name="ro1">
          <table:table-cell office:value-type="float" office:value="129769442000" calcext:value-type="float">
            <text:p>129769442000</text:p>
          </table:table-cell>
          <table:table-cell office:value-type="float" office:value="64824200727" calcext:value-type="float">
            <text:p>64824200727</text:p>
          </table:table-cell>
          <table:table-cell table:number-columns-repeated="3"/>
        </table:table-row>
        <table:table-row table:style-name="ro1">
          <table:table-cell office:value-type="float" office:value="130693920500" calcext:value-type="float">
            <text:p>130693920500</text:p>
          </table:table-cell>
          <table:table-cell office:value-type="float" office:value="65285848433" calcext:value-type="float">
            <text:p>65285848433</text:p>
          </table:table-cell>
          <table:table-cell table:number-columns-repeated="3"/>
        </table:table-row>
        <table:table-row table:style-name="ro1">
          <table:table-cell office:value-type="float" office:value="131618399000" calcext:value-type="float">
            <text:p>131618399000</text:p>
          </table:table-cell>
          <table:table-cell office:value-type="float" office:value="65744850025" calcext:value-type="float">
            <text:p>65744850025</text:p>
          </table:table-cell>
          <table:table-cell table:number-columns-repeated="3"/>
        </table:table-row>
        <table:table-row table:style-name="ro1">
          <table:table-cell office:value-type="float" office:value="132542877500" calcext:value-type="float">
            <text:p>132542877500</text:p>
          </table:table-cell>
          <table:table-cell office:value-type="float" office:value="66207247238" calcext:value-type="float">
            <text:p>66207247238</text:p>
          </table:table-cell>
          <table:table-cell table:number-columns-repeated="3"/>
        </table:table-row>
        <table:table-row table:style-name="ro1">
          <table:table-cell office:value-type="float" office:value="133467356000" calcext:value-type="float">
            <text:p>133467356000</text:p>
          </table:table-cell>
          <table:table-cell office:value-type="float" office:value="66670606175" calcext:value-type="float">
            <text:p>66670606175</text:p>
          </table:table-cell>
          <table:table-cell table:number-columns-repeated="3"/>
        </table:table-row>
        <table:table-row table:style-name="ro1">
          <table:table-cell office:value-type="float" office:value="134391834500" calcext:value-type="float">
            <text:p>134391834500</text:p>
          </table:table-cell>
          <table:table-cell office:value-type="float" office:value="67131683408" calcext:value-type="float">
            <text:p>67131683408</text:p>
          </table:table-cell>
          <table:table-cell table:number-columns-repeated="3"/>
        </table:table-row>
        <table:table-row table:style-name="ro1">
          <table:table-cell office:value-type="float" office:value="135316313000" calcext:value-type="float">
            <text:p>135316313000</text:p>
          </table:table-cell>
          <table:table-cell office:value-type="float" office:value="67595046871" calcext:value-type="float">
            <text:p>67595046871</text:p>
          </table:table-cell>
          <table:table-cell table:number-columns-repeated="3"/>
        </table:table-row>
        <table:table-row table:style-name="ro1">
          <table:table-cell office:value-type="float" office:value="136240791500" calcext:value-type="float">
            <text:p>136240791500</text:p>
          </table:table-cell>
          <table:table-cell office:value-type="float" office:value="68056020572" calcext:value-type="float">
            <text:p>68056020572</text:p>
          </table:table-cell>
          <table:table-cell table:number-columns-repeated="3"/>
        </table:table-row>
        <table:table-row table:style-name="ro1">
          <table:table-cell office:value-type="float" office:value="137165270000" calcext:value-type="float">
            <text:p>137165270000</text:p>
          </table:table-cell>
          <table:table-cell office:value-type="float" office:value="68517799778" calcext:value-type="float">
            <text:p>68517799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44000" calcext:value-type="float">
            <text:p>44000</text:p>
          </table:table-cell>
        </table:table-row>
        <table:table-row table:style-name="ro1">
          <table:table-cell office:value-type="float" office:value="138133248000" calcext:value-type="float">
            <text:p>138133248000</text:p>
          </table:table-cell>
          <table:table-cell office:value-type="float" office:value="69002239625" calcext:value-type="float">
            <text:p>69002239625</text:p>
          </table:table-cell>
          <table:table-cell table:number-columns-repeated="3"/>
        </table:table-row>
        <table:table-row table:style-name="ro1">
          <table:table-cell office:value-type="float" office:value="139101226000" calcext:value-type="float">
            <text:p>139101226000</text:p>
          </table:table-cell>
          <table:table-cell office:value-type="float" office:value="69485562717" calcext:value-type="float">
            <text:p>69485562717</text:p>
          </table:table-cell>
          <table:table-cell table:number-columns-repeated="3"/>
        </table:table-row>
        <table:table-row table:style-name="ro1">
          <table:table-cell office:value-type="float" office:value="140069204000" calcext:value-type="float">
            <text:p>140069204000</text:p>
          </table:table-cell>
          <table:table-cell office:value-type="float" office:value="69968598026" calcext:value-type="float">
            <text:p>69968598026</text:p>
          </table:table-cell>
          <table:table-cell table:number-columns-repeated="3"/>
        </table:table-row>
        <table:table-row table:style-name="ro1">
          <table:table-cell office:value-type="float" office:value="141037182000" calcext:value-type="float">
            <text:p>141037182000</text:p>
          </table:table-cell>
          <table:table-cell office:value-type="float" office:value="70454432521" calcext:value-type="float">
            <text:p>70454432521</text:p>
          </table:table-cell>
          <table:table-cell table:number-columns-repeated="3"/>
        </table:table-row>
        <table:table-row table:style-name="ro1">
          <table:table-cell office:value-type="float" office:value="142005160000" calcext:value-type="float">
            <text:p>142005160000</text:p>
          </table:table-cell>
          <table:table-cell office:value-type="float" office:value="70937523856" calcext:value-type="float">
            <text:p>70937523856</text:p>
          </table:table-cell>
          <table:table-cell table:number-columns-repeated="3"/>
        </table:table-row>
        <table:table-row table:style-name="ro1">
          <table:table-cell office:value-type="float" office:value="142973138000" calcext:value-type="float">
            <text:p>142973138000</text:p>
          </table:table-cell>
          <table:table-cell office:value-type="float" office:value="71419981681" calcext:value-type="float">
            <text:p>71419981681</text:p>
          </table:table-cell>
          <table:table-cell table:number-columns-repeated="3"/>
        </table:table-row>
        <table:table-row table:style-name="ro1">
          <table:table-cell office:value-type="float" office:value="143941116000" calcext:value-type="float">
            <text:p>143941116000</text:p>
          </table:table-cell>
          <table:table-cell office:value-type="float" office:value="71903243248" calcext:value-type="float">
            <text:p>71903243248</text:p>
          </table:table-cell>
          <table:table-cell table:number-columns-repeated="3"/>
        </table:table-row>
        <table:table-row table:style-name="ro1">
          <table:table-cell office:value-type="float" office:value="144909094000" calcext:value-type="float">
            <text:p>144909094000</text:p>
          </table:table-cell>
          <table:table-cell office:value-type="float" office:value="72388682316" calcext:value-type="float">
            <text:p>72388682316</text:p>
          </table:table-cell>
          <table:table-cell table:number-columns-repeated="3"/>
        </table:table-row>
        <table:table-row table:style-name="ro1">
          <table:table-cell office:value-type="float" office:value="145877072000" calcext:value-type="float">
            <text:p>145877072000</text:p>
          </table:table-cell>
          <table:table-cell office:value-type="float" office:value="72871385237" calcext:value-type="float">
            <text:p>72871385237</text:p>
          </table:table-cell>
          <table:table-cell table:number-columns-repeated="3"/>
        </table:table-row>
        <table:table-row table:style-name="ro1">
          <table:table-cell office:value-type="float" office:value="146845050000" calcext:value-type="float">
            <text:p>146845050000</text:p>
          </table:table-cell>
          <table:table-cell office:value-type="float" office:value="73354468521" calcext:value-type="float">
            <text:p>73354468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147857527500" calcext:value-type="float">
            <text:p>147857527500</text:p>
          </table:table-cell>
          <table:table-cell office:value-type="float" office:value="73861695655" calcext:value-type="float">
            <text:p>73861695655</text:p>
          </table:table-cell>
          <table:table-cell table:number-columns-repeated="3"/>
        </table:table-row>
        <table:table-row table:style-name="ro1">
          <table:table-cell office:value-type="float" office:value="148870005000" calcext:value-type="float">
            <text:p>148870005000</text:p>
          </table:table-cell>
          <table:table-cell office:value-type="float" office:value="74367981395" calcext:value-type="float">
            <text:p>74367981395</text:p>
          </table:table-cell>
          <table:table-cell table:number-columns-repeated="3"/>
        </table:table-row>
        <table:table-row table:style-name="ro1">
          <table:table-cell office:value-type="float" office:value="149882482500" calcext:value-type="float">
            <text:p>149882482500</text:p>
          </table:table-cell>
          <table:table-cell office:value-type="float" office:value="74874997419" calcext:value-type="float">
            <text:p>74874997419</text:p>
          </table:table-cell>
          <table:table-cell table:number-columns-repeated="3"/>
        </table:table-row>
        <table:table-row table:style-name="ro1">
          <table:table-cell office:value-type="float" office:value="150894960000" calcext:value-type="float">
            <text:p>150894960000</text:p>
          </table:table-cell>
          <table:table-cell office:value-type="float" office:value="75381361486" calcext:value-type="float">
            <text:p>75381361486</text:p>
          </table:table-cell>
          <table:table-cell table:number-columns-repeated="3"/>
        </table:table-row>
        <table:table-row table:style-name="ro1">
          <table:table-cell office:value-type="float" office:value="151907437500" calcext:value-type="float">
            <text:p>151907437500</text:p>
          </table:table-cell>
          <table:table-cell office:value-type="float" office:value="75886885253" calcext:value-type="float">
            <text:p>75886885253</text:p>
          </table:table-cell>
          <table:table-cell table:number-columns-repeated="3"/>
        </table:table-row>
        <table:table-row table:style-name="ro1">
          <table:table-cell office:value-type="float" office:value="152919915000" calcext:value-type="float">
            <text:p>152919915000</text:p>
          </table:table-cell>
          <table:table-cell office:value-type="float" office:value="76390802032" calcext:value-type="float">
            <text:p>76390802032</text:p>
          </table:table-cell>
          <table:table-cell table:number-columns-repeated="3"/>
        </table:table-row>
        <table:table-row table:style-name="ro1">
          <table:table-cell office:value-type="float" office:value="153932392500" calcext:value-type="float">
            <text:p>153932392500</text:p>
          </table:table-cell>
          <table:table-cell office:value-type="float" office:value="76897768333" calcext:value-type="float">
            <text:p>76897768333</text:p>
          </table:table-cell>
          <table:table-cell table:number-columns-repeated="3"/>
        </table:table-row>
        <table:table-row table:style-name="ro1">
          <table:table-cell office:value-type="float" office:value="154944870000" calcext:value-type="float">
            <text:p>154944870000</text:p>
          </table:table-cell>
          <table:table-cell office:value-type="float" office:value="77403119400" calcext:value-type="float">
            <text:p>77403119400</text:p>
          </table:table-cell>
          <table:table-cell table:number-columns-repeated="3"/>
        </table:table-row>
        <table:table-row table:style-name="ro1">
          <table:table-cell office:value-type="float" office:value="155957347500" calcext:value-type="float">
            <text:p>155957347500</text:p>
          </table:table-cell>
          <table:table-cell office:value-type="float" office:value="77910727007" calcext:value-type="float">
            <text:p>77910727007</text:p>
          </table:table-cell>
          <table:table-cell table:number-columns-repeated="3"/>
        </table:table-row>
        <table:table-row table:style-name="ro1">
          <table:table-cell office:value-type="float" office:value="156969825000" calcext:value-type="float">
            <text:p>156969825000</text:p>
          </table:table-cell>
          <table:table-cell office:value-type="float" office:value="78416355557" calcext:value-type="float">
            <text:p>78416355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46000" calcext:value-type="float">
            <text:p>46000</text:p>
          </table:table-cell>
        </table:table-row>
        <table:table-row table:style-name="ro1">
          <table:table-cell office:value-type="float" office:value="158027802000" calcext:value-type="float">
            <text:p>158027802000</text:p>
          </table:table-cell>
          <table:table-cell office:value-type="float" office:value="78945256971" calcext:value-type="float">
            <text:p>78945256971</text:p>
          </table:table-cell>
          <table:table-cell table:number-columns-repeated="3"/>
        </table:table-row>
        <table:table-row table:style-name="ro1">
          <table:table-cell office:value-type="float" office:value="159085779000" calcext:value-type="float">
            <text:p>159085779000</text:p>
          </table:table-cell>
          <table:table-cell office:value-type="float" office:value="79476857123" calcext:value-type="float">
            <text:p>79476857123</text:p>
          </table:table-cell>
          <table:table-cell table:number-columns-repeated="3"/>
        </table:table-row>
        <table:table-row table:style-name="ro1">
          <table:table-cell office:value-type="float" office:value="160143756000" calcext:value-type="float">
            <text:p>160143756000</text:p>
          </table:table-cell>
          <table:table-cell office:value-type="float" office:value="80004228663" calcext:value-type="float">
            <text:p>80004228663</text:p>
          </table:table-cell>
          <table:table-cell table:number-columns-repeated="3"/>
        </table:table-row>
        <table:table-row table:style-name="ro1">
          <table:table-cell office:value-type="float" office:value="161201733000" calcext:value-type="float">
            <text:p>161201733000</text:p>
          </table:table-cell>
          <table:table-cell office:value-type="float" office:value="80533073248" calcext:value-type="float">
            <text:p>80533073248</text:p>
          </table:table-cell>
          <table:table-cell table:number-columns-repeated="3"/>
        </table:table-row>
        <table:table-row table:style-name="ro1">
          <table:table-cell office:value-type="float" office:value="162259710000" calcext:value-type="float">
            <text:p>162259710000</text:p>
          </table:table-cell>
          <table:table-cell office:value-type="float" office:value="81064212747" calcext:value-type="float">
            <text:p>81064212747</text:p>
          </table:table-cell>
          <table:table-cell table:number-columns-repeated="3"/>
        </table:table-row>
        <table:table-row table:style-name="ro1">
          <table:table-cell office:value-type="float" office:value="163317687000" calcext:value-type="float">
            <text:p>163317687000</text:p>
          </table:table-cell>
          <table:table-cell office:value-type="float" office:value="81594026086" calcext:value-type="float">
            <text:p>81594026086</text:p>
          </table:table-cell>
          <table:table-cell table:number-columns-repeated="3"/>
        </table:table-row>
        <table:table-row table:style-name="ro1">
          <table:table-cell office:value-type="float" office:value="164375664000" calcext:value-type="float">
            <text:p>164375664000</text:p>
          </table:table-cell>
          <table:table-cell office:value-type="float" office:value="82124015113" calcext:value-type="float">
            <text:p>82124015113</text:p>
          </table:table-cell>
          <table:table-cell table:number-columns-repeated="3"/>
        </table:table-row>
        <table:table-row table:style-name="ro1">
          <table:table-cell office:value-type="float" office:value="165433641000" calcext:value-type="float">
            <text:p>165433641000</text:p>
          </table:table-cell>
          <table:table-cell office:value-type="float" office:value="82652107612" calcext:value-type="float">
            <text:p>82652107612</text:p>
          </table:table-cell>
          <table:table-cell table:number-columns-repeated="3"/>
        </table:table-row>
        <table:table-row table:style-name="ro1">
          <table:table-cell office:value-type="float" office:value="166491618000" calcext:value-type="float">
            <text:p>166491618000</text:p>
          </table:table-cell>
          <table:table-cell office:value-type="float" office:value="83180096382" calcext:value-type="float">
            <text:p>83180096382</text:p>
          </table:table-cell>
          <table:table-cell table:number-columns-repeated="3"/>
        </table:table-row>
        <table:table-row table:style-name="ro1">
          <table:table-cell office:value-type="float" office:value="167549595000" calcext:value-type="float">
            <text:p>167549595000</text:p>
          </table:table-cell>
          <table:table-cell office:value-type="float" office:value="83712369824" calcext:value-type="float">
            <text:p>83712369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47000" calcext:value-type="float">
            <text:p>47000</text:p>
          </table:table-cell>
        </table:table-row>
        <table:table-row table:style-name="ro1">
          <table:table-cell office:value-type="float" office:value="168654071500" calcext:value-type="float">
            <text:p>168654071500</text:p>
          </table:table-cell>
          <table:table-cell office:value-type="float" office:value="84264170285" calcext:value-type="float">
            <text:p>84264170285</text:p>
          </table:table-cell>
          <table:table-cell table:number-columns-repeated="3"/>
        </table:table-row>
        <table:table-row table:style-name="ro1">
          <table:table-cell office:value-type="float" office:value="169758548000" calcext:value-type="float">
            <text:p>169758548000</text:p>
          </table:table-cell>
          <table:table-cell office:value-type="float" office:value="84815350599" calcext:value-type="float">
            <text:p>84815350599</text:p>
          </table:table-cell>
          <table:table-cell table:number-columns-repeated="3"/>
        </table:table-row>
        <table:table-row table:style-name="ro1">
          <table:table-cell office:value-type="float" office:value="170863024500" calcext:value-type="float">
            <text:p>170863024500</text:p>
          </table:table-cell>
          <table:table-cell office:value-type="float" office:value="85367495392" calcext:value-type="float">
            <text:p>85367495392</text:p>
          </table:table-cell>
          <table:table-cell table:number-columns-repeated="3"/>
        </table:table-row>
        <table:table-row table:style-name="ro1">
          <table:table-cell office:value-type="float" office:value="171967501000" calcext:value-type="float">
            <text:p>171967501000</text:p>
          </table:table-cell>
          <table:table-cell office:value-type="float" office:value="85918451013" calcext:value-type="float">
            <text:p>85918451013</text:p>
          </table:table-cell>
          <table:table-cell table:number-columns-repeated="3"/>
        </table:table-row>
        <table:table-row table:style-name="ro1">
          <table:table-cell office:value-type="float" office:value="173071977500" calcext:value-type="float">
            <text:p>173071977500</text:p>
          </table:table-cell>
          <table:table-cell office:value-type="float" office:value="86470398450" calcext:value-type="float">
            <text:p>86470398450</text:p>
          </table:table-cell>
          <table:table-cell table:number-columns-repeated="3"/>
        </table:table-row>
        <table:table-row table:style-name="ro1">
          <table:table-cell office:value-type="float" office:value="174176454000" calcext:value-type="float">
            <text:p>174176454000</text:p>
          </table:table-cell>
          <table:table-cell office:value-type="float" office:value="87020771371" calcext:value-type="float">
            <text:p>87020771371</text:p>
          </table:table-cell>
          <table:table-cell table:number-columns-repeated="3"/>
        </table:table-row>
        <table:table-row table:style-name="ro1">
          <table:table-cell office:value-type="float" office:value="175280930500" calcext:value-type="float">
            <text:p>175280930500</text:p>
          </table:table-cell>
          <table:table-cell office:value-type="float" office:value="87573090364" calcext:value-type="float">
            <text:p>87573090364</text:p>
          </table:table-cell>
          <table:table-cell table:number-columns-repeated="3"/>
        </table:table-row>
        <table:table-row table:style-name="ro1">
          <table:table-cell office:value-type="float" office:value="176385407000" calcext:value-type="float">
            <text:p>176385407000</text:p>
          </table:table-cell>
          <table:table-cell office:value-type="float" office:value="88122692066" calcext:value-type="float">
            <text:p>88122692066</text:p>
          </table:table-cell>
          <table:table-cell table:number-columns-repeated="3"/>
        </table:table-row>
        <table:table-row table:style-name="ro1">
          <table:table-cell office:value-type="float" office:value="177489883500" calcext:value-type="float">
            <text:p>177489883500</text:p>
          </table:table-cell>
          <table:table-cell office:value-type="float" office:value="88674587890" calcext:value-type="float">
            <text:p>88674587890</text:p>
          </table:table-cell>
          <table:table-cell table:number-columns-repeated="3"/>
        </table:table-row>
        <table:table-row table:style-name="ro1">
          <table:table-cell office:value-type="float" office:value="178594360000" calcext:value-type="float">
            <text:p>178594360000</text:p>
          </table:table-cell>
          <table:table-cell office:value-type="float" office:value="89226706640" calcext:value-type="float">
            <text:p>89226706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179746336000" calcext:value-type="float">
            <text:p>179746336000</text:p>
          </table:table-cell>
          <table:table-cell office:value-type="float" office:value="89803485384" calcext:value-type="float">
            <text:p>89803485384</text:p>
          </table:table-cell>
          <table:table-cell table:number-columns-repeated="3"/>
        </table:table-row>
        <table:table-row table:style-name="ro1">
          <table:table-cell office:value-type="float" office:value="180898312000" calcext:value-type="float">
            <text:p>180898312000</text:p>
          </table:table-cell>
          <table:table-cell office:value-type="float" office:value="90381769982" calcext:value-type="float">
            <text:p>90381769982</text:p>
          </table:table-cell>
          <table:table-cell table:number-columns-repeated="3"/>
        </table:table-row>
        <table:table-row table:style-name="ro1">
          <table:table-cell office:value-type="float" office:value="182050288000" calcext:value-type="float">
            <text:p>182050288000</text:p>
          </table:table-cell>
          <table:table-cell office:value-type="float" office:value="90956845909" calcext:value-type="float">
            <text:p>90956845909</text:p>
          </table:table-cell>
          <table:table-cell table:number-columns-repeated="3"/>
        </table:table-row>
        <table:table-row table:style-name="ro1">
          <table:table-cell office:value-type="float" office:value="183202264000" calcext:value-type="float">
            <text:p>183202264000</text:p>
          </table:table-cell>
          <table:table-cell office:value-type="float" office:value="91531774586" calcext:value-type="float">
            <text:p>91531774586</text:p>
          </table:table-cell>
          <table:table-cell table:number-columns-repeated="3"/>
        </table:table-row>
        <table:table-row table:style-name="ro1">
          <table:table-cell office:value-type="float" office:value="184354240000" calcext:value-type="float">
            <text:p>184354240000</text:p>
          </table:table-cell>
          <table:table-cell office:value-type="float" office:value="92110799790" calcext:value-type="float">
            <text:p>92110799790</text:p>
          </table:table-cell>
          <table:table-cell table:number-columns-repeated="3"/>
        </table:table-row>
        <table:table-row table:style-name="ro1">
          <table:table-cell office:value-type="float" office:value="185506216000" calcext:value-type="float">
            <text:p>185506216000</text:p>
          </table:table-cell>
          <table:table-cell office:value-type="float" office:value="92687866859" calcext:value-type="float">
            <text:p>92687866859</text:p>
          </table:table-cell>
          <table:table-cell table:number-columns-repeated="3"/>
        </table:table-row>
        <table:table-row table:style-name="ro1">
          <table:table-cell office:value-type="float" office:value="186658192000" calcext:value-type="float">
            <text:p>186658192000</text:p>
          </table:table-cell>
          <table:table-cell office:value-type="float" office:value="93264319973" calcext:value-type="float">
            <text:p>93264319973</text:p>
          </table:table-cell>
          <table:table-cell table:number-columns-repeated="3"/>
        </table:table-row>
        <table:table-row table:style-name="ro1">
          <table:table-cell office:value-type="float" office:value="187810168000" calcext:value-type="float">
            <text:p>187810168000</text:p>
          </table:table-cell>
          <table:table-cell office:value-type="float" office:value="93841303596" calcext:value-type="float">
            <text:p>93841303596</text:p>
          </table:table-cell>
          <table:table-cell table:number-columns-repeated="3"/>
        </table:table-row>
        <table:table-row table:style-name="ro1">
          <table:table-cell office:value-type="float" office:value="188962144000" calcext:value-type="float">
            <text:p>188962144000</text:p>
          </table:table-cell>
          <table:table-cell office:value-type="float" office:value="94414323854" calcext:value-type="float">
            <text:p>94414323854</text:p>
          </table:table-cell>
          <table:table-cell table:number-columns-repeated="3"/>
        </table:table-row>
        <table:table-row table:style-name="ro1">
          <table:table-cell office:value-type="float" office:value="190114120000" calcext:value-type="float">
            <text:p>190114120000</text:p>
          </table:table-cell>
          <table:table-cell office:value-type="float" office:value="94986075460" calcext:value-type="float">
            <text:p>94986075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49000" calcext:value-type="float">
            <text:p>49000</text:p>
          </table:table-cell>
        </table:table-row>
        <table:table-row table:style-name="ro1">
          <table:table-cell office:value-type="float" office:value="191314595500" calcext:value-type="float">
            <text:p>191314595500</text:p>
          </table:table-cell>
          <table:table-cell office:value-type="float" office:value="95584936498" calcext:value-type="float">
            <text:p>95584936498</text:p>
          </table:table-cell>
          <table:table-cell table:number-columns-repeated="3"/>
        </table:table-row>
        <table:table-row table:style-name="ro1">
          <table:table-cell office:value-type="float" office:value="192515071000" calcext:value-type="float">
            <text:p>192515071000</text:p>
          </table:table-cell>
          <table:table-cell office:value-type="float" office:value="96182283576" calcext:value-type="float">
            <text:p>96182283576</text:p>
          </table:table-cell>
          <table:table-cell table:number-columns-repeated="3"/>
        </table:table-row>
        <table:table-row table:style-name="ro1">
          <table:table-cell office:value-type="float" office:value="193715546500" calcext:value-type="float">
            <text:p>193715546500</text:p>
          </table:table-cell>
          <table:table-cell office:value-type="float" office:value="96782412333" calcext:value-type="float">
            <text:p>96782412333</text:p>
          </table:table-cell>
          <table:table-cell table:number-columns-repeated="3"/>
        </table:table-row>
        <table:table-row table:style-name="ro1">
          <table:table-cell office:value-type="float" office:value="194916022000" calcext:value-type="float">
            <text:p>194916022000</text:p>
          </table:table-cell>
          <table:table-cell office:value-type="float" office:value="97379341931" calcext:value-type="float">
            <text:p>97379341931</text:p>
          </table:table-cell>
          <table:table-cell table:number-columns-repeated="3"/>
        </table:table-row>
        <table:table-row table:style-name="ro1">
          <table:table-cell office:value-type="float" office:value="196116497500" calcext:value-type="float">
            <text:p>196116497500</text:p>
          </table:table-cell>
          <table:table-cell office:value-type="float" office:value="97979820917" calcext:value-type="float">
            <text:p>97979820917</text:p>
          </table:table-cell>
          <table:table-cell table:number-columns-repeated="3"/>
        </table:table-row>
        <table:table-row table:style-name="ro1">
          <table:table-cell office:value-type="float" office:value="197316973000" calcext:value-type="float">
            <text:p>197316973000</text:p>
          </table:table-cell>
          <table:table-cell office:value-type="float" office:value="98578012564" calcext:value-type="float">
            <text:p>98578012564</text:p>
          </table:table-cell>
          <table:table-cell table:number-columns-repeated="3"/>
        </table:table-row>
        <table:table-row table:style-name="ro1">
          <table:table-cell office:value-type="float" office:value="198517448500" calcext:value-type="float">
            <text:p>198517448500</text:p>
          </table:table-cell>
          <table:table-cell office:value-type="float" office:value="99175155200" calcext:value-type="float">
            <text:p>99175155200</text:p>
          </table:table-cell>
          <table:table-cell table:number-columns-repeated="3"/>
        </table:table-row>
        <table:table-row table:style-name="ro1">
          <table:table-cell office:value-type="float" office:value="199717924000" calcext:value-type="float">
            <text:p>199717924000</text:p>
          </table:table-cell>
          <table:table-cell office:value-type="float" office:value="99776740430" calcext:value-type="float">
            <text:p>99776740430</text:p>
          </table:table-cell>
          <table:table-cell table:number-columns-repeated="3"/>
        </table:table-row>
        <table:table-row table:style-name="ro1">
          <table:table-cell office:value-type="float" office:value="200918399500" calcext:value-type="float">
            <text:p>200918399500</text:p>
          </table:table-cell>
          <table:table-cell office:value-type="float" office:value="100375543371" calcext:value-type="float">
            <text:p>100375543371</text:p>
          </table:table-cell>
          <table:table-cell table:number-columns-repeated="3"/>
        </table:table-row>
        <table:table-row table:style-name="ro1">
          <table:table-cell office:value-type="float" office:value="202118875000" calcext:value-type="float">
            <text:p>202118875000</text:p>
          </table:table-cell>
          <table:table-cell office:value-type="float" office:value="100972314592" calcext:value-type="float">
            <text:p>100972314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etor</text:p>
          </table:table-cell>
          <table:table-cell office:value-type="string" calcext:value-type="string">
            <text:p>-&gt;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03368850000" calcext:value-type="float">
            <text:p>203368850000</text:p>
          </table:table-cell>
          <table:table-cell office:value-type="float" office:value="101595450269" calcext:value-type="float">
            <text:p>101595450269</text:p>
          </table:table-cell>
          <table:table-cell table:number-columns-repeated="3"/>
        </table:table-row>
        <table:table-row table:style-name="ro1">
          <table:table-cell office:value-type="float" office:value="204618825000" calcext:value-type="float">
            <text:p>204618825000</text:p>
          </table:table-cell>
          <table:table-cell office:value-type="float" office:value="102220430136" calcext:value-type="float">
            <text:p>102220430136</text:p>
          </table:table-cell>
          <table:table-cell table:number-columns-repeated="3"/>
        </table:table-row>
        <table:table-row table:style-name="ro1">
          <table:table-cell office:value-type="float" office:value="205868800000" calcext:value-type="float">
            <text:p>205868800000</text:p>
          </table:table-cell>
          <table:table-cell office:value-type="float" office:value="102845259848" calcext:value-type="float">
            <text:p>102845259848</text:p>
          </table:table-cell>
          <table:table-cell table:number-columns-repeated="3"/>
        </table:table-row>
        <table:table-row table:style-name="ro1">
          <table:table-cell office:value-type="float" office:value="207118775000" calcext:value-type="float">
            <text:p>207118775000</text:p>
          </table:table-cell>
          <table:table-cell office:value-type="float" office:value="103469724666" calcext:value-type="float">
            <text:p>103469724666</text:p>
          </table:table-cell>
          <table:table-cell table:number-columns-repeated="3"/>
        </table:table-row>
        <table:table-row table:style-name="ro1">
          <table:table-cell office:value-type="float" office:value="208368750000" calcext:value-type="float">
            <text:p>208368750000</text:p>
          </table:table-cell>
          <table:table-cell office:value-type="float" office:value="104096445577" calcext:value-type="float">
            <text:p>104096445577</text:p>
          </table:table-cell>
          <table:table-cell table:number-columns-repeated="3"/>
        </table:table-row>
        <table:table-row table:style-name="ro1">
          <table:table-cell office:value-type="float" office:value="209618725000" calcext:value-type="float">
            <text:p>209618725000</text:p>
          </table:table-cell>
          <table:table-cell office:value-type="float" office:value="104719253741" calcext:value-type="float">
            <text:p>104719253741</text:p>
          </table:table-cell>
          <table:table-cell table:number-columns-repeated="3"/>
        </table:table-row>
        <table:table-row table:style-name="ro1">
          <table:table-cell office:value-type="float" office:value="210868700000" calcext:value-type="float">
            <text:p>210868700000</text:p>
          </table:table-cell>
          <table:table-cell office:value-type="float" office:value="105341669800" calcext:value-type="float">
            <text:p>105341669800</text:p>
          </table:table-cell>
          <table:table-cell table:number-columns-repeated="3"/>
        </table:table-row>
        <table:table-row table:style-name="ro1">
          <table:table-cell office:value-type="float" office:value="212118675000" calcext:value-type="float">
            <text:p>212118675000</text:p>
          </table:table-cell>
          <table:table-cell office:value-type="float" office:value="105967296143" calcext:value-type="float">
            <text:p>105967296143</text:p>
          </table:table-cell>
          <table:table-cell table:number-columns-repeated="3"/>
        </table:table-row>
        <table:table-row table:style-name="ro1">
          <table:table-cell office:value-type="float" office:value="213368650000" calcext:value-type="float">
            <text:p>213368650000</text:p>
          </table:table-cell>
          <table:table-cell office:value-type="float" office:value="106589455673" calcext:value-type="float">
            <text:p>106589455673</text:p>
          </table:table-cell>
          <table:table-cell table:number-columns-repeated="3"/>
        </table:table-row>
        <table:table-row table:style-name="ro1">
          <table:table-cell office:value-type="float" office:value="214618625000" calcext:value-type="float">
            <text:p>214618625000</text:p>
          </table:table-cell>
          <table:table-cell office:value-type="float" office:value="107212735388" calcext:value-type="float">
            <text:p>1072127353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9:56:45.552687273</meta:creation-date>
    <dc:date>2018-05-23T20:01:26.979558830</dc:date>
    <meta:editing-duration>PT4M44S</meta:editing-duration>
    <meta:editing-cycles>1</meta:editing-cycles>
    <meta:document-statistic meta:table-count="1" meta:cell-count="1250" meta:object-count="0"/>
    <meta:generator>LibreOffice/6.0.3.2$Linux_X86_64 LibreOffice_project/8f48d515416608e3a835360314dac7e47fd0b821</meta:generator>
  </office:meta>
</office:document-meta>
</file>